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1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92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paragraph-rsid="00907ee1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11263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47c8e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6f52a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8a94f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223bc40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d36fac" officeooo:paragraph-rsid="0228a406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b3fa5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4aa0a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7ee1f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91ab7" officeooo:paragraph-rsid="01fa533d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8a406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officeooo:paragraph-rsid="01dfe20d"/>
    </style:style>
    <style:style style:name="P138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39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1"/>
    </style:style>
    <style:style style:name="T4" style:family="text">
      <style:text-properties style:font-name="FreeMono1" officeooo:rsid="007200c7"/>
    </style:style>
    <style:style style:name="T5" style:family="text">
      <style:text-properties style:font-name="FreeMono1" officeooo:rsid="00ad103c"/>
    </style:style>
    <style:style style:name="T6" style:family="text">
      <style:text-properties style:font-name="FreeMono1" officeooo:rsid="00b804e3"/>
    </style:style>
    <style:style style:name="T7" style:family="text">
      <style:text-properties style:font-name="FreeMono1" officeooo:rsid="00b9656e"/>
    </style:style>
    <style:style style:name="T8" style:family="text">
      <style:text-properties style:font-name="FreeMono1" officeooo:rsid="00cb20f3"/>
    </style:style>
    <style:style style:name="T9" style:family="text">
      <style:text-properties style:font-name="FreeMono1" officeooo:rsid="00f02d5b"/>
    </style:style>
    <style:style style:name="T10" style:family="text">
      <style:text-properties style:font-name="FreeMono1" officeooo:rsid="0102d0ef"/>
    </style:style>
    <style:style style:name="T11" style:family="text">
      <style:text-properties style:font-name="FreeMono1" officeooo:rsid="01044023"/>
    </style:style>
    <style:style style:name="T12" style:family="text">
      <style:text-properties style:font-name="FreeMono1" officeooo:rsid="0114970b"/>
    </style:style>
    <style:style style:name="T13" style:family="text">
      <style:text-properties style:font-name="FreeMono1" officeooo:rsid="010b5b7a"/>
    </style:style>
    <style:style style:name="T14" style:family="text">
      <style:text-properties style:font-name="FreeMono1" fo:font-size="13pt" style:font-size-asian="13pt" style:font-size-complex="13pt"/>
    </style:style>
    <style:style style:name="T15" style:family="text">
      <style:text-properties style:font-name="FreeMono1" fo:font-size="13pt" officeooo:rsid="01338b22" style:font-size-asian="13pt" style:font-size-complex="13pt"/>
    </style:style>
    <style:style style:name="T16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7" style:family="text">
      <style:text-properties style:font-name="FreeMono1" fo:font-weight="normal" officeooo:rsid="01b0b0eb" style:font-weight-asian="normal" style:font-weight-complex="normal"/>
    </style:style>
    <style:style style:name="T18" style:family="text">
      <style:text-properties style:font-name="FreeMono1" fo:font-weight="normal" officeooo:rsid="01b1e7ff" style:font-weight-asian="normal" style:font-weight-complex="normal"/>
    </style:style>
    <style:style style:name="T19" style:family="text">
      <style:text-properties style:font-name="FreeMono1" fo:font-weight="normal" officeooo:rsid="01b29570" style:font-weight-asian="normal" style:font-weight-complex="normal"/>
    </style:style>
    <style:style style:name="T20" style:family="text">
      <style:text-properties style:font-name="FreeMono1" fo:font-weight="normal" officeooo:rsid="01b4d6bb" style:font-weight-asian="normal" style:font-weight-complex="normal"/>
    </style:style>
    <style:style style:name="T21" style:family="text">
      <style:text-properties style:font-name="FreeMono1" fo:font-weight="normal" officeooo:rsid="01b5b887" style:font-weight-asian="normal" style:font-weight-complex="normal"/>
    </style:style>
    <style:style style:name="T22" style:family="text">
      <style:text-properties style:font-name="FreeMono1" officeooo:rsid="0176ad8c"/>
    </style:style>
    <style:style style:name="T23" style:family="text">
      <style:text-properties style:font-name="FreeMono1" officeooo:rsid="017788d2"/>
    </style:style>
    <style:style style:name="T24" style:family="text">
      <style:text-properties style:font-name="FreeMono1" officeooo:rsid="0178a90e"/>
    </style:style>
    <style:style style:name="T25" style:family="text">
      <style:text-properties style:font-name="FreeMono1" officeooo:rsid="017b9caf"/>
    </style:style>
    <style:style style:name="T26" style:family="text">
      <style:text-properties style:font-name="FreeMono1" officeooo:rsid="01929fbc" style:font-name-asian="FreeMono" style:font-name-complex="FreeMono"/>
    </style:style>
    <style:style style:name="T27" style:family="text">
      <style:text-properties style:font-name="FreeMono1" officeooo:rsid="018ec87d" style:font-name-asian="FreeMono" style:font-name-complex="FreeMono"/>
    </style:style>
    <style:style style:name="T28" style:family="text">
      <style:text-properties style:font-name="FreeMono1" officeooo:rsid="01972683" style:font-name-asian="FreeMono" style:font-name-complex="FreeMono"/>
    </style:style>
    <style:style style:name="T29" style:family="text">
      <style:text-properties style:font-name="FreeMono1" officeooo:rsid="019cc1c8" style:font-name-asian="FreeMono" style:font-name-complex="FreeMono"/>
    </style:style>
    <style:style style:name="T30" style:family="text">
      <style:text-properties style:font-name="FreeMono1" officeooo:rsid="0092ca38" style:font-name-asian="FreeMono" style:font-name-complex="FreeMono"/>
    </style:style>
    <style:style style:name="T31" style:family="text">
      <style:text-properties style:font-name="FreeMono1" officeooo:rsid="008f91cd" style:font-name-asian="FreeMono" style:font-name-complex="FreeMono"/>
    </style:style>
    <style:style style:name="T32" style:family="text">
      <style:text-properties style:font-name="FreeMono1" officeooo:rsid="01a54219" style:font-name-asian="FreeMono" style:font-name-complex="FreeMono"/>
    </style:style>
    <style:style style:name="T33" style:family="text">
      <style:text-properties style:font-name="FreeMono1" officeooo:rsid="01ab3992" style:font-name-asian="FreeMono" style:font-name-complex="FreeMono"/>
    </style:style>
    <style:style style:name="T34" style:family="text">
      <style:text-properties style:font-name="FreeMono1" officeooo:rsid="01ade907" style:font-name-asian="FreeMono" style:font-name-complex="FreeMono"/>
    </style:style>
    <style:style style:name="T35" style:family="text">
      <style:text-properties style:font-name="FreeMono1" officeooo:rsid="01bcbfa6"/>
    </style:style>
    <style:style style:name="T36" style:family="text">
      <style:text-properties style:font-name="FreeMono1" officeooo:rsid="01d6180d"/>
    </style:style>
    <style:style style:name="T37" style:family="text">
      <style:text-properties style:font-name="FreeMono1" officeooo:rsid="01d7e53e"/>
    </style:style>
    <style:style style:name="T38" style:family="text">
      <style:text-properties style:font-name="FreeMono1" officeooo:rsid="01714a0f"/>
    </style:style>
    <style:style style:name="T39" style:family="text">
      <style:text-properties style:font-name="FreeMono1" officeooo:rsid="01d7fa7d"/>
    </style:style>
    <style:style style:name="T40" style:family="text">
      <style:text-properties style:font-name="FreeMono1" officeooo:rsid="01e3900b"/>
    </style:style>
    <style:style style:name="T41" style:family="text">
      <style:text-properties style:font-name="FreeMono1" officeooo:rsid="01fdd770"/>
    </style:style>
    <style:style style:name="T42" style:family="text">
      <style:text-properties style:font-name="FreeMono1" officeooo:rsid="0200b089"/>
    </style:style>
    <style:style style:name="T43" style:family="text">
      <style:text-properties style:font-name="FreeMono1" officeooo:rsid="020dbeae"/>
    </style:style>
    <style:style style:name="T44" style:family="text">
      <style:text-properties style:font-name="FreeMono1" officeooo:rsid="020fb210"/>
    </style:style>
    <style:style style:name="T45" style:family="text">
      <style:text-properties style:font-name="FreeMono1" officeooo:rsid="0213fb03"/>
    </style:style>
    <style:style style:name="T46" style:family="text">
      <style:text-properties style:font-name="FreeMono1" officeooo:rsid="021a7ca9"/>
    </style:style>
    <style:style style:name="T47" style:family="text">
      <style:text-properties style:font-name="FreeMono1" officeooo:rsid="02215ebe"/>
    </style:style>
    <style:style style:name="T48" style:family="text">
      <style:text-properties style:font-name="FreeMono1" officeooo:rsid="021f80b8"/>
    </style:style>
    <style:style style:name="T49" style:family="text">
      <style:text-properties style:font-name="FreeMono1" officeooo:rsid="021b3fa5"/>
    </style:style>
    <style:style style:name="T50" style:family="text">
      <style:text-properties fo:font-weight="normal" officeooo:rsid="0019b933" style:font-weight-asian="normal" style:font-weight-complex="normal"/>
    </style:style>
    <style:style style:name="T51" style:family="text">
      <style:text-properties fo:font-weight="normal" officeooo:rsid="001b77f1" style:font-weight-asian="normal" style:font-weight-complex="normal"/>
    </style:style>
    <style:style style:name="T52" style:family="text">
      <style:text-properties fo:font-weight="normal" officeooo:rsid="001e4cc3" style:font-weight-asian="normal" style:font-weight-complex="normal"/>
    </style:style>
    <style:style style:name="T53" style:family="text">
      <style:text-properties fo:font-weight="normal" officeooo:rsid="001ff759" style:font-weight-asian="normal" style:font-weight-complex="normal"/>
    </style:style>
    <style:style style:name="T54" style:family="text">
      <style:text-properties fo:font-weight="normal" officeooo:rsid="0025807d" style:font-weight-asian="normal" style:font-weight-complex="normal"/>
    </style:style>
    <style:style style:name="T55" style:family="text">
      <style:text-properties fo:font-weight="normal" officeooo:rsid="00217b28" style:font-weight-asian="normal" style:font-weight-complex="normal"/>
    </style:style>
    <style:style style:name="T56" style:family="text">
      <style:text-properties fo:font-weight="normal" officeooo:rsid="0023e396" style:font-weight-asian="normal" style:font-weight-complex="normal"/>
    </style:style>
    <style:style style:name="T57" style:family="text">
      <style:text-properties fo:font-weight="normal" officeooo:rsid="00288e6d" style:font-weight-asian="normal" style:font-weight-complex="normal"/>
    </style:style>
    <style:style style:name="T58" style:family="text">
      <style:text-properties fo:font-weight="normal" officeooo:rsid="010a8fef" style:font-weight-asian="normal" style:font-weight-complex="normal"/>
    </style:style>
    <style:style style:name="T59" style:family="text">
      <style:text-properties fo:font-weight="normal" officeooo:rsid="01b0b0eb" style:font-weight-asian="normal" style:font-weight-complex="normal"/>
    </style:style>
    <style:style style:name="T60" style:family="text">
      <style:text-properties fo:font-weight="normal" officeooo:rsid="01b4d6bb" style:font-weight-asian="normal" style:font-weight-complex="normal"/>
    </style:style>
    <style:style style:name="T61" style:family="text">
      <style:text-properties fo:font-weight="normal" officeooo:rsid="01b5b887" style:font-weight-asian="normal" style:font-weight-complex="normal"/>
    </style:style>
    <style:style style:name="T62" style:family="text">
      <style:text-properties fo:font-weight="normal" officeooo:rsid="01b6d1ce" style:font-weight-asian="normal" style:font-weight-complex="normal"/>
    </style:style>
    <style:style style:name="T63" style:family="text">
      <style:text-properties fo:font-weight="normal" officeooo:rsid="01b76207" style:font-weight-asian="normal" style:font-weight-complex="normal"/>
    </style:style>
    <style:style style:name="T64" style:family="text">
      <style:text-properties fo:font-weight="normal" officeooo:rsid="01b9800f" style:font-weight-asian="normal" style:font-weight-complex="normal"/>
    </style:style>
    <style:style style:name="T65" style:family="text">
      <style:text-properties fo:font-style="italic" officeooo:rsid="00589877" style:font-style-asian="italic" style:font-style-complex="italic"/>
    </style:style>
    <style:style style:name="T66" style:family="text">
      <style:text-properties fo:font-style="italic" officeooo:rsid="005a0a31" style:font-style-asian="italic" style:font-style-complex="italic"/>
    </style:style>
    <style:style style:name="T67" style:family="text">
      <style:text-properties fo:font-style="italic" officeooo:rsid="010b5b7a" style:font-style-asian="italic" style:font-style-complex="italic"/>
    </style:style>
    <style:style style:name="T68" style:family="text">
      <style:text-properties fo:font-style="italic" officeooo:rsid="010f638a" style:font-style-asian="italic" style:font-style-complex="italic"/>
    </style:style>
    <style:style style:name="T69" style:family="text">
      <style:text-properties fo:font-style="italic" officeooo:rsid="017e7627" style:font-style-asian="italic" style:font-style-complex="italic"/>
    </style:style>
    <style:style style:name="T70" style:family="text">
      <style:text-properties fo:font-style="italic" officeooo:rsid="01c3d0d9" style:font-style-asian="italic" style:font-style-complex="italic"/>
    </style:style>
    <style:style style:name="T71" style:family="text">
      <style:text-properties fo:font-style="italic" officeooo:rsid="01c9b2cb" style:font-style-asian="italic" style:font-style-complex="italic"/>
    </style:style>
    <style:style style:name="T72" style:family="text">
      <style:text-properties fo:font-style="italic" officeooo:rsid="01cb609a" style:font-style-asian="italic" style:font-style-complex="italic"/>
    </style:style>
    <style:style style:name="T73" style:family="text">
      <style:text-properties fo:font-style="italic" officeooo:rsid="01d03d4d" style:font-style-asian="italic" style:font-style-complex="italic"/>
    </style:style>
    <style:style style:name="T74" style:family="text">
      <style:text-properties fo:font-style="italic" officeooo:rsid="01e98d09" style:font-style-asian="italic" style:font-style-complex="italic"/>
    </style:style>
    <style:style style:name="T75" style:family="text">
      <style:text-properties fo:font-style="normal" officeooo:rsid="008fc3c0" style:font-style-asian="normal" style:font-style-complex="normal"/>
    </style:style>
    <style:style style:name="T76" style:family="text">
      <style:text-properties fo:font-style="normal" officeooo:rsid="010a8fef" style:font-style-asian="normal" style:font-style-complex="normal"/>
    </style:style>
    <style:style style:name="T77" style:family="text">
      <style:text-properties fo:font-style="normal" officeooo:rsid="010b5b7a" style:font-style-asian="normal" style:font-style-complex="normal"/>
    </style:style>
    <style:style style:name="T78" style:family="text">
      <style:text-properties fo:font-style="normal" officeooo:rsid="010b6d63" style:font-style-asian="normal" style:font-style-complex="normal"/>
    </style:style>
    <style:style style:name="T79" style:family="text">
      <style:text-properties fo:font-style="normal" officeooo:rsid="01c1d54c" style:font-style-asian="normal" style:font-style-complex="normal"/>
    </style:style>
    <style:style style:name="T80" style:family="text">
      <style:text-properties fo:font-style="normal" officeooo:rsid="01c68865" style:font-style-asian="normal" style:font-style-complex="normal"/>
    </style:style>
    <style:style style:name="T81" style:family="text">
      <style:text-properties fo:font-style="normal" officeooo:rsid="01f19e93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84" style:family="text">
      <style:text-properties style:font-name="Liberation Serif1" fo:font-weight="normal" officeooo:rsid="00288e6d" style:font-weight-asian="normal" style:font-weight-complex="normal"/>
    </style:style>
    <style:style style:name="T85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86" style:family="text">
      <style:text-properties style:font-name="Liberation Serif1" officeooo:rsid="0118f586"/>
    </style:style>
    <style:style style:name="T87" style:family="text">
      <style:text-properties officeooo:rsid="0032efce"/>
    </style:style>
    <style:style style:name="T88" style:family="text">
      <style:text-properties officeooo:rsid="003849c4"/>
    </style:style>
    <style:style style:name="T89" style:family="text">
      <style:text-properties officeooo:rsid="0039785f"/>
    </style:style>
    <style:style style:name="T90" style:family="text">
      <style:text-properties officeooo:rsid="0043487d"/>
    </style:style>
    <style:style style:name="T91" style:family="text">
      <style:text-properties officeooo:rsid="0043d33a"/>
    </style:style>
    <style:style style:name="T92" style:family="text">
      <style:text-properties officeooo:rsid="004fc5a1"/>
    </style:style>
    <style:style style:name="T93" style:family="text">
      <style:text-properties officeooo:rsid="00517544"/>
    </style:style>
    <style:style style:name="T94" style:family="text">
      <style:text-properties officeooo:rsid="00570f5e"/>
    </style:style>
    <style:style style:name="T95" style:family="text">
      <style:text-properties officeooo:rsid="00589877"/>
    </style:style>
    <style:style style:name="T96" style:family="text">
      <style:text-properties officeooo:rsid="005d7b27"/>
    </style:style>
    <style:style style:name="T97" style:family="text">
      <style:text-properties officeooo:rsid="00618033"/>
    </style:style>
    <style:style style:name="T98" style:family="text">
      <style:text-properties officeooo:rsid="0066c4be"/>
    </style:style>
    <style:style style:name="T99" style:family="text">
      <style:text-properties style:font-name="Jomolhari" officeooo:rsid="007200c7"/>
    </style:style>
    <style:style style:name="T100" style:family="text">
      <style:text-properties style:font-name="Jomolhari" officeooo:rsid="008053f5"/>
    </style:style>
    <style:style style:name="T101" style:family="text">
      <style:text-properties style:font-name="Jomolhari" officeooo:rsid="0032efce"/>
    </style:style>
    <style:style style:name="T102" style:family="text">
      <style:text-properties style:font-name="Jomolhari" officeooo:rsid="008894f2"/>
    </style:style>
    <style:style style:name="T103" style:family="text">
      <style:text-properties style:font-name="Jomolhari" officeooo:rsid="0089ccf0"/>
    </style:style>
    <style:style style:name="T104" style:family="text">
      <style:text-properties style:font-name="Jomolhari" officeooo:rsid="008a6f9a"/>
    </style:style>
    <style:style style:name="T105" style:family="text">
      <style:text-properties style:font-name="Jomolhari" officeooo:rsid="008e3e08"/>
    </style:style>
    <style:style style:name="T106" style:family="text">
      <style:text-properties style:font-name="Jomolhari" fo:font-size="13pt" style:font-size-asian="13pt" style:font-size-complex="13pt"/>
    </style:style>
    <style:style style:name="T107" style:family="text">
      <style:text-properties style:font-name="Jomolhari" fo:font-size="13pt" officeooo:rsid="01338b22" style:font-size-asian="13pt" style:font-size-complex="13pt"/>
    </style:style>
    <style:style style:name="T108" style:family="text">
      <style:text-properties style:font-name="Jomolhari" officeooo:rsid="010a8fef"/>
    </style:style>
    <style:style style:name="T109" style:family="text">
      <style:text-properties style:font-name="Jomolhari" officeooo:rsid="010b5b7a"/>
    </style:style>
    <style:style style:name="T110" style:family="text">
      <style:text-properties style:font-name="Jomolhari" officeooo:rsid="010f638a"/>
    </style:style>
    <style:style style:name="T111" style:family="text">
      <style:text-properties style:font-name="Jomolhari" officeooo:rsid="008f91cd" style:font-name-asian="FreeMono" style:font-name-complex="FreeMono"/>
    </style:style>
    <style:style style:name="T112" style:family="text">
      <style:text-properties style:font-name="Jomolhari" officeooo:rsid="00ef08d7" style:font-name-asian="FreeMono" style:font-name-complex="FreeMono"/>
    </style:style>
    <style:style style:name="T113" style:family="text">
      <style:text-properties style:font-name="Jomolhari" officeooo:rsid="00ef60f6" style:font-name-asian="FreeMono" style:font-name-complex="FreeMono"/>
    </style:style>
    <style:style style:name="T114" style:family="text">
      <style:text-properties style:font-name="Jomolhari" officeooo:rsid="00f54338" style:font-name-asian="FreeMono" style:font-name-complex="FreeMono"/>
    </style:style>
    <style:style style:name="T115" style:family="text">
      <style:text-properties style:font-name="Jomolhari" officeooo:rsid="018cd052" style:font-name-asian="FreeMono" style:font-name-complex="FreeMono"/>
    </style:style>
    <style:style style:name="T116" style:family="text">
      <style:text-properties style:font-name="Jomolhari" officeooo:rsid="0093ee39" style:font-name-asian="FreeMono" style:font-name-complex="FreeMono"/>
    </style:style>
    <style:style style:name="T117" style:family="text">
      <style:text-properties style:font-name="Jomolhari" officeooo:rsid="0092ca38" style:font-name-asian="FreeMono" style:font-name-complex="FreeMono"/>
    </style:style>
    <style:style style:name="T118" style:family="text">
      <style:text-properties style:font-name="Jomolhari" officeooo:rsid="00efcdf8" style:font-name-asian="FreeMono" style:font-name-complex="FreeMono"/>
    </style:style>
    <style:style style:name="T119" style:family="text">
      <style:text-properties style:font-name="Jomolhari" officeooo:rsid="018f8d36" style:font-name-asian="FreeMono" style:font-name-complex="FreeMono"/>
    </style:style>
    <style:style style:name="T120" style:family="text">
      <style:text-properties style:font-name="Jomolhari" officeooo:rsid="0190f242" style:font-name-asian="FreeMono" style:font-name-complex="FreeMono"/>
    </style:style>
    <style:style style:name="T121" style:family="text">
      <style:text-properties style:font-name="Jomolhari" officeooo:rsid="01a69ee1" style:font-name-asian="FreeMono" style:font-name-complex="FreeMono"/>
    </style:style>
    <style:style style:name="T122" style:family="text">
      <style:text-properties style:font-name="Jomolhari" officeooo:rsid="01ab3992" style:font-name-asian="FreeMono" style:font-name-complex="FreeMono"/>
    </style:style>
    <style:style style:name="T123" style:family="text">
      <style:text-properties style:font-name="Jomolhari" officeooo:rsid="01abc226" style:font-name-asian="FreeMono" style:font-name-complex="FreeMono"/>
    </style:style>
    <style:style style:name="T124" style:family="text">
      <style:text-properties style:font-name="Jomolhari" officeooo:rsid="01ade907" style:font-name-asian="FreeMono" style:font-name-complex="FreeMono"/>
    </style:style>
    <style:style style:name="T125" style:family="text">
      <style:text-properties style:font-name="Jomolhari" officeooo:rsid="019cc1c8" style:font-name-asian="FreeMono" style:font-name-complex="FreeMono"/>
    </style:style>
    <style:style style:name="T126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27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28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29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30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1" style:family="text">
      <style:text-properties style:font-name="Jomolhari" officeooo:rsid="01bcbfa6"/>
    </style:style>
    <style:style style:name="T132" style:family="text">
      <style:text-properties style:font-name="Jomolhari" officeooo:rsid="00b804e3"/>
    </style:style>
    <style:style style:name="T133" style:family="text">
      <style:text-properties style:font-name="Jomolhari" officeooo:rsid="0225272a"/>
    </style:style>
    <style:style style:name="T134" style:family="text">
      <style:text-properties officeooo:rsid="006b862b"/>
    </style:style>
    <style:style style:name="T135" style:family="text">
      <style:text-properties officeooo:rsid="006e6fee"/>
    </style:style>
    <style:style style:name="T136" style:family="text">
      <style:text-properties fo:color="#000000" style:text-underline-style="none" fo:font-weight="normal" officeooo:rsid="002afd29" style:font-weight-asian="normal" style:font-weight-complex="normal"/>
    </style:style>
    <style:style style:name="T137" style:family="text">
      <style:text-properties fo:color="#000000" style:text-underline-style="none" fo:font-weight="normal" officeooo:rsid="002b32e2" style:font-weight-asian="normal" style:font-weight-complex="normal"/>
    </style:style>
    <style:style style:name="T138" style:family="text">
      <style:text-properties fo:color="#000000" style:text-underline-style="none" fo:font-weight="normal" officeooo:rsid="002cfe84" style:font-weight-asian="normal" style:font-weight-complex="normal"/>
    </style:style>
    <style:style style:name="T139" style:family="text">
      <style:text-properties fo:color="#000000" style:text-underline-style="none" fo:font-weight="normal" officeooo:rsid="010a8fef" style:font-weight-asian="normal" style:font-weight-complex="normal"/>
    </style:style>
    <style:style style:name="T140" style:family="text">
      <style:text-properties fo:color="#000000" style:text-underline-style="none" fo:font-weight="normal" officeooo:rsid="010f638a" style:font-weight-asian="normal" style:font-weight-complex="normal"/>
    </style:style>
    <style:style style:name="T141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42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43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4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45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6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47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48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49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50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51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52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53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54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55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56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57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58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61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62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63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4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65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66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167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168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169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170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171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172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0000" style:font-name="FreeMono1" officeooo:rsid="018e3118"/>
    </style:style>
    <style:style style:name="T174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175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78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79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180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1" style:family="text">
      <style:text-properties fo:color="#000000" officeooo:rsid="018e3118"/>
    </style:style>
    <style:style style:name="T182" style:family="text">
      <style:text-properties officeooo:rsid="008fc3c0"/>
    </style:style>
    <style:style style:name="T183" style:family="text">
      <style:text-properties style:font-name="Jomolhari1"/>
    </style:style>
    <style:style style:name="T184" style:family="text">
      <style:text-properties style:font-name="Jomolhari1" officeooo:rsid="005d7b27"/>
    </style:style>
    <style:style style:name="T185" style:family="text">
      <style:text-properties style:font-name="Jomolhari1" officeooo:rsid="00ad103c"/>
    </style:style>
    <style:style style:name="T186" style:family="text">
      <style:text-properties style:font-name="Jomolhari1" officeooo:rsid="00ad6f0a"/>
    </style:style>
    <style:style style:name="T187" style:family="text">
      <style:text-properties style:font-name="Jomolhari1" officeooo:rsid="00b01992"/>
    </style:style>
    <style:style style:name="T188" style:family="text">
      <style:text-properties style:font-name="Jomolhari1" officeooo:rsid="00c7fe8a"/>
    </style:style>
    <style:style style:name="T189" style:family="text">
      <style:text-properties style:font-name="Jomolhari1" officeooo:rsid="00ffdc51"/>
    </style:style>
    <style:style style:name="T190" style:family="text">
      <style:text-properties style:font-name="Jomolhari1" officeooo:rsid="0102d0ef"/>
    </style:style>
    <style:style style:name="T191" style:family="text">
      <style:text-properties style:font-name="Jomolhari1" officeooo:rsid="01041c8a"/>
    </style:style>
    <style:style style:name="T192" style:family="text">
      <style:text-properties style:font-name="Jomolhari1" officeooo:rsid="01044023"/>
    </style:style>
    <style:style style:name="T193" style:family="text">
      <style:text-properties style:font-name="Jomolhari1" officeooo:rsid="01058896"/>
    </style:style>
    <style:style style:name="T194" style:family="text">
      <style:text-properties style:font-name="Jomolhari1" officeooo:rsid="01071934"/>
    </style:style>
    <style:style style:name="T195" style:family="text">
      <style:text-properties style:font-name="Jomolhari1" officeooo:rsid="0107ec6e"/>
    </style:style>
    <style:style style:name="T196" style:family="text">
      <style:text-properties style:font-name="Jomolhari1" officeooo:rsid="0112b87c"/>
    </style:style>
    <style:style style:name="T197" style:family="text">
      <style:text-properties style:font-name="Jomolhari1" officeooo:rsid="0114970b"/>
    </style:style>
    <style:style style:name="T198" style:family="text">
      <style:text-properties style:font-name="Jomolhari1" officeooo:rsid="0118f586"/>
    </style:style>
    <style:style style:name="T199" style:family="text">
      <style:text-properties style:font-name="Jomolhari1" officeooo:rsid="0119a69a"/>
    </style:style>
    <style:style style:name="T200" style:family="text">
      <style:text-properties style:font-name="Jomolhari1" fo:font-style="italic" style:font-style-asian="italic" style:font-style-complex="italic"/>
    </style:style>
    <style:style style:name="T201" style:family="text">
      <style:text-properties style:font-name="Jomolhari1" fo:font-style="italic" officeooo:rsid="00ad103c" style:font-style-asian="italic" style:font-style-complex="italic"/>
    </style:style>
    <style:style style:name="T202" style:family="text">
      <style:text-properties style:font-name="Jomolhari1" fo:font-style="italic" officeooo:rsid="01115540" style:font-style-asian="italic" style:font-style-complex="italic"/>
    </style:style>
    <style:style style:name="T203" style:family="text">
      <style:text-properties style:font-name="Jomolhari1" fo:font-style="italic" officeooo:rsid="0111ee3c" style:font-style-asian="italic" style:font-style-complex="italic"/>
    </style:style>
    <style:style style:name="T204" style:family="text">
      <style:text-properties style:font-name="Jomolhari1" fo:font-style="italic" officeooo:rsid="005ed207" style:font-style-asian="italic" style:font-style-complex="italic"/>
    </style:style>
    <style:style style:name="T205" style:family="text">
      <style:text-properties style:font-name="Jomolhari1" fo:font-style="italic" officeooo:rsid="005d7b27" style:font-style-asian="italic" style:font-style-complex="italic"/>
    </style:style>
    <style:style style:name="T206" style:family="text">
      <style:text-properties style:font-name="Jomolhari1" fo:font-style="italic" officeooo:rsid="014bc689" style:font-style-asian="italic" style:font-style-complex="italic"/>
    </style:style>
    <style:style style:name="T207" style:family="text">
      <style:text-properties style:font-name="Jomolhari1" fo:font-style="italic" officeooo:rsid="01b9800f" style:font-style-asian="italic" style:font-style-complex="italic"/>
    </style:style>
    <style:style style:name="T208" style:family="text">
      <style:text-properties style:font-name="Jomolhari1" officeooo:rsid="01115540"/>
    </style:style>
    <style:style style:name="T209" style:family="text">
      <style:text-properties style:font-name="Jomolhari1" officeooo:rsid="0111ee3c"/>
    </style:style>
    <style:style style:name="T210" style:family="text">
      <style:text-properties style:font-name="Jomolhari1" officeooo:rsid="0113a8ba"/>
    </style:style>
    <style:style style:name="T211" style:family="text">
      <style:text-properties style:font-name="Jomolhari1" officeooo:rsid="014ef548"/>
    </style:style>
    <style:style style:name="T212" style:family="text">
      <style:text-properties style:font-name="Jomolhari1" officeooo:rsid="01b9800f"/>
    </style:style>
    <style:style style:name="T213" style:family="text">
      <style:text-properties style:font-name="Jomolhari1" officeooo:rsid="01c82819"/>
    </style:style>
    <style:style style:name="T214" style:family="text">
      <style:text-properties style:font-name="Jomolhari1" officeooo:rsid="01d03d4d"/>
    </style:style>
    <style:style style:name="T215" style:family="text">
      <style:text-properties style:font-name="Jomolhari1" officeooo:rsid="01d116d7"/>
    </style:style>
    <style:style style:name="T216" style:family="text">
      <style:text-properties style:font-name="Jomolhari1" officeooo:rsid="01d268e8"/>
    </style:style>
    <style:style style:name="T217" style:family="text">
      <style:text-properties style:font-name="Jomolhari1" officeooo:rsid="020dbeae"/>
    </style:style>
    <style:style style:name="T218" style:family="text">
      <style:text-properties style:font-name="Jomolhari1" officeooo:rsid="0217b205"/>
    </style:style>
    <style:style style:name="T219" style:family="text">
      <style:text-properties style:font-name="Jomolhari1" officeooo:rsid="0217c9bd"/>
    </style:style>
    <style:style style:name="T220" style:family="text">
      <style:text-properties officeooo:rsid="00ac8f4e"/>
    </style:style>
    <style:style style:name="T221" style:family="text">
      <style:text-properties officeooo:rsid="00b5eef6"/>
    </style:style>
    <style:style style:name="T222" style:family="text">
      <style:text-properties officeooo:rsid="00b7a7f5"/>
    </style:style>
    <style:style style:name="T223" style:family="text">
      <style:text-properties officeooo:rsid="00b804e3"/>
    </style:style>
    <style:style style:name="T224" style:family="text">
      <style:text-properties officeooo:rsid="00b9656e"/>
    </style:style>
    <style:style style:name="T225" style:family="text">
      <style:text-properties officeooo:rsid="00bf6866"/>
    </style:style>
    <style:style style:name="T226" style:family="text">
      <style:text-properties officeooo:rsid="00c4efc1"/>
    </style:style>
    <style:style style:name="T227" style:family="text">
      <style:text-properties officeooo:rsid="00cb20f3"/>
    </style:style>
    <style:style style:name="T228" style:family="text">
      <style:text-properties officeooo:rsid="00da85ba"/>
    </style:style>
    <style:style style:name="T229" style:family="text">
      <style:text-properties officeooo:rsid="00dbd3c2"/>
    </style:style>
    <style:style style:name="T230" style:family="text">
      <style:text-properties officeooo:rsid="00eeb3a3"/>
    </style:style>
    <style:style style:name="T231" style:family="text">
      <style:text-properties officeooo:rsid="00ef818c"/>
    </style:style>
    <style:style style:name="T232" style:family="text">
      <style:text-properties officeooo:rsid="00f02d5b"/>
    </style:style>
    <style:style style:name="T233" style:family="text">
      <style:text-properties officeooo:rsid="00f517aa"/>
    </style:style>
    <style:style style:name="T234" style:family="text">
      <style:text-properties officeooo:rsid="00f8380e"/>
    </style:style>
    <style:style style:name="T235" style:family="text">
      <style:text-properties officeooo:rsid="010a8fef"/>
    </style:style>
    <style:style style:name="T236" style:family="text">
      <style:text-properties officeooo:rsid="010b5b7a"/>
    </style:style>
    <style:style style:name="T237" style:family="text">
      <style:text-properties officeooo:rsid="010b6d63"/>
    </style:style>
    <style:style style:name="T238" style:family="text">
      <style:text-properties officeooo:rsid="010d4ed6"/>
    </style:style>
    <style:style style:name="T239" style:family="text">
      <style:text-properties officeooo:rsid="010f638a"/>
    </style:style>
    <style:style style:name="T240" style:family="text">
      <style:text-properties officeooo:rsid="01115540"/>
    </style:style>
    <style:style style:name="T241" style:family="text">
      <style:text-properties officeooo:rsid="0111ee3c"/>
    </style:style>
    <style:style style:name="T242" style:family="text">
      <style:text-properties officeooo:rsid="0113a8ba"/>
    </style:style>
    <style:style style:name="T243" style:family="text">
      <style:text-properties officeooo:rsid="0114d6d9"/>
    </style:style>
    <style:style style:name="T244" style:family="text">
      <style:text-properties officeooo:rsid="0152bf3e"/>
    </style:style>
    <style:style style:name="T245" style:family="text">
      <style:text-properties officeooo:rsid="0154bda5"/>
    </style:style>
    <style:style style:name="T246" style:family="text">
      <style:text-properties officeooo:rsid="01572228"/>
    </style:style>
    <style:style style:name="T247" style:family="text">
      <style:text-properties officeooo:rsid="015a3351"/>
    </style:style>
    <style:style style:name="T248" style:family="text">
      <style:text-properties officeooo:rsid="015d43f1"/>
    </style:style>
    <style:style style:name="T249" style:family="text">
      <style:text-properties officeooo:rsid="01655df9"/>
    </style:style>
    <style:style style:name="T250" style:family="text">
      <style:text-properties officeooo:rsid="01714a0f"/>
    </style:style>
    <style:style style:name="T251" style:family="text">
      <style:text-properties officeooo:rsid="01747c8e"/>
    </style:style>
    <style:style style:name="T252" style:family="text">
      <style:text-properties officeooo:rsid="0176ad8c"/>
    </style:style>
    <style:style style:name="T253" style:family="text">
      <style:text-properties officeooo:rsid="017788d2"/>
    </style:style>
    <style:style style:name="T254" style:family="text">
      <style:text-properties officeooo:rsid="0178a90e"/>
    </style:style>
    <style:style style:name="T255" style:family="text">
      <style:text-properties officeooo:rsid="017a5fd3"/>
    </style:style>
    <style:style style:name="T256" style:family="text">
      <style:text-properties officeooo:rsid="017b9caf"/>
    </style:style>
    <style:style style:name="T257" style:family="text">
      <style:text-properties officeooo:rsid="017e7627"/>
    </style:style>
    <style:style style:name="T258" style:family="text">
      <style:text-properties officeooo:rsid="0180d354"/>
    </style:style>
    <style:style style:name="T259" style:family="text">
      <style:text-properties officeooo:rsid="01829185"/>
    </style:style>
    <style:style style:name="T260" style:family="text">
      <style:text-properties officeooo:rsid="0182dbda"/>
    </style:style>
    <style:style style:name="T261" style:family="text">
      <style:text-properties officeooo:rsid="0184d9ba"/>
    </style:style>
    <style:style style:name="T262" style:family="text">
      <style:text-properties officeooo:rsid="01859010"/>
    </style:style>
    <style:style style:name="T263" style:family="text">
      <style:text-properties officeooo:rsid="018749b1"/>
    </style:style>
    <style:style style:name="T264" style:family="text">
      <style:text-properties officeooo:rsid="018877fe"/>
    </style:style>
    <style:style style:name="T265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266" style:family="text">
      <style:text-properties officeooo:rsid="0092ca38" style:font-name-asian="FreeMono" style:font-name-complex="FreeMono"/>
    </style:style>
    <style:style style:name="T267" style:family="text">
      <style:text-properties officeooo:rsid="011231bb" style:font-name-asian="FreeMono" style:font-name-complex="FreeMono"/>
    </style:style>
    <style:style style:name="T268" style:family="text">
      <style:text-properties officeooo:rsid="00f2a4c6" style:font-name-asian="FreeMono" style:font-name-complex="FreeMono"/>
    </style:style>
    <style:style style:name="T269" style:family="text">
      <style:text-properties officeooo:rsid="01972683" style:font-name-asian="FreeMono" style:font-name-complex="FreeMono"/>
    </style:style>
    <style:style style:name="T270" style:family="text">
      <style:text-properties officeooo:rsid="019b6abc" style:font-name-asian="FreeMono" style:font-name-complex="FreeMono"/>
    </style:style>
    <style:style style:name="T271" style:family="text">
      <style:text-properties officeooo:rsid="019cc1c8" style:font-name-asian="FreeMono" style:font-name-complex="FreeMono"/>
    </style:style>
    <style:style style:name="T272" style:family="text">
      <style:text-properties officeooo:rsid="0180f0ec"/>
    </style:style>
    <style:style style:name="T273" style:family="text">
      <style:text-properties officeooo:rsid="0189c187"/>
    </style:style>
    <style:style style:name="T274" style:family="text">
      <style:text-properties officeooo:rsid="01859472"/>
    </style:style>
    <style:style style:name="T275" style:family="text">
      <style:text-properties officeooo:rsid="018b1505"/>
    </style:style>
    <style:style style:name="T276" style:family="text">
      <style:text-properties officeooo:rsid="03868f74"/>
    </style:style>
    <style:style style:name="T277" style:family="text">
      <style:text-properties officeooo:rsid="019f853b"/>
    </style:style>
    <style:style style:name="T278" style:family="text">
      <style:text-properties officeooo:rsid="01bcbfa6"/>
    </style:style>
    <style:style style:name="T279" style:family="text">
      <style:text-properties officeooo:rsid="01bdf059"/>
    </style:style>
    <style:style style:name="T280" style:family="text">
      <style:text-properties officeooo:rsid="01bfcc7a"/>
    </style:style>
    <style:style style:name="T281" style:family="text">
      <style:text-properties officeooo:rsid="01c3d0d9"/>
    </style:style>
    <style:style style:name="T282" style:family="text">
      <style:text-properties fo:font-weight="bold" officeooo:rsid="0111ee3c" style:font-weight-asian="bold" style:font-weight-complex="bold"/>
    </style:style>
    <style:style style:name="T283" style:family="text">
      <style:text-properties fo:font-weight="bold" officeooo:rsid="00f517aa" style:font-weight-asian="bold" style:font-weight-complex="bold"/>
    </style:style>
    <style:style style:name="T284" style:family="text">
      <style:text-properties fo:font-weight="bold" officeooo:rsid="00f5e300" style:font-weight-asian="bold" style:font-weight-complex="bold"/>
    </style:style>
    <style:style style:name="T285" style:family="text">
      <style:text-properties fo:font-weight="bold" officeooo:rsid="01c9b2cb" style:font-weight-asian="bold" style:font-weight-complex="bold"/>
    </style:style>
    <style:style style:name="T286" style:family="text">
      <style:text-properties officeooo:rsid="01c82819"/>
    </style:style>
    <style:style style:name="T287" style:family="text">
      <style:text-properties officeooo:rsid="01c9b2cb"/>
    </style:style>
    <style:style style:name="T288" style:family="text">
      <style:text-properties officeooo:rsid="01cb609a"/>
    </style:style>
    <style:style style:name="T289" style:family="text">
      <style:text-properties officeooo:rsid="01ce545d"/>
    </style:style>
    <style:style style:name="T290" style:family="text">
      <style:text-properties officeooo:rsid="01d03d4d"/>
    </style:style>
    <style:style style:name="T291" style:family="text">
      <style:text-properties officeooo:rsid="01d36fac"/>
    </style:style>
    <style:style style:name="T292" style:family="text">
      <style:text-properties officeooo:rsid="01d6180d"/>
    </style:style>
    <style:style style:name="T293" style:family="text">
      <style:text-properties fo:color="#0000ff"/>
    </style:style>
    <style:style style:name="T294" style:family="text">
      <style:text-properties fo:color="#0000ff" officeooo:rsid="01c3d0d9"/>
    </style:style>
    <style:style style:name="T295" style:family="text">
      <style:text-properties fo:color="#0000ff" fo:font-weight="normal" officeooo:rsid="01b9800f" fo:background-color="transparent" style:font-weight-asian="normal" style:font-weight-complex="normal"/>
    </style:style>
    <style:style style:name="T296" style:family="text">
      <style:text-properties fo:color="#0000ff" fo:font-weight="normal" officeooo:rsid="01b76207" style:font-weight-asian="normal" style:font-weight-complex="normal"/>
    </style:style>
    <style:style style:name="T297" style:family="text">
      <style:text-properties fo:color="#0000ff" style:font-name="VL Gothic" officeooo:rsid="014ef548"/>
    </style:style>
    <style:style style:name="T298" style:family="text">
      <style:text-properties fo:color="#0000ff" style:font-name="VL Gothic" officeooo:rsid="01e6fda1"/>
    </style:style>
    <style:style style:name="T299" style:family="text">
      <style:text-properties fo:color="#0000ff" style:font-name="Jomolhari1" officeooo:rsid="01115540"/>
    </style:style>
    <style:style style:name="T300" style:family="text">
      <style:text-properties fo:color="#0000ff" style:font-name="Jomolhari1" officeooo:rsid="01e6fda1"/>
    </style:style>
    <style:style style:name="T301" style:family="text">
      <style:text-properties fo:color="#0000ff" style:font-name="Jomolhari1" officeooo:rsid="01d116d7"/>
    </style:style>
    <style:style style:name="T302" style:family="text">
      <style:text-properties fo:color="#0000ff" officeooo:rsid="01e6aa53"/>
    </style:style>
    <style:style style:name="T303" style:family="text">
      <style:text-properties fo:color="#0000ff" officeooo:rsid="01e98d09"/>
    </style:style>
    <style:style style:name="T304" style:family="text">
      <style:text-properties fo:color="#0000ff" style:font-name="Jomolhari" officeooo:rsid="01ec100d"/>
    </style:style>
    <style:style style:name="T305" style:family="text">
      <style:text-properties fo:color="#0000ff" style:font-name="Jomolhari" officeooo:rsid="01ed59fc"/>
    </style:style>
    <style:style style:name="T306" style:family="text">
      <style:text-properties fo:color="#0000ff" style:font-name="Jomolhari" officeooo:rsid="01ee3d41"/>
    </style:style>
    <style:style style:name="T307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08" style:family="text">
      <style:text-properties fo:color="#0000ff" officeooo:rsid="01f19e93"/>
    </style:style>
    <style:style style:name="T309" style:family="text">
      <style:text-properties fo:color="#0000ff" officeooo:rsid="01c82819"/>
    </style:style>
    <style:style style:name="T310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11" style:family="text">
      <style:text-properties fo:color="#0000ff" officeooo:rsid="01f7ee1f"/>
    </style:style>
    <style:style style:name="T312" style:family="text">
      <style:text-properties fo:color="#0000ff" officeooo:rsid="01fc1624"/>
    </style:style>
    <style:style style:name="T313" style:family="text">
      <style:text-properties fo:color="#0000ff" officeooo:rsid="02027c83"/>
    </style:style>
    <style:style style:name="T314" style:family="text">
      <style:text-properties fo:color="#0000ff" officeooo:rsid="0205350b"/>
    </style:style>
    <style:style style:name="T315" style:family="text">
      <style:text-properties fo:color="#0000ff" officeooo:rsid="01c9b2cb"/>
    </style:style>
    <style:style style:name="T316" style:family="text">
      <style:text-properties fo:color="#0000ff" style:font-name="Jomolhari1" officeooo:rsid="01fc1624"/>
    </style:style>
    <style:style style:name="T317" style:family="text">
      <style:text-properties fo:color="#0000ff" style:font-name="Jomolhari1" officeooo:rsid="020dbeae"/>
    </style:style>
    <style:style style:name="T318" style:family="text">
      <style:text-properties fo:color="#0000ff" style:font-name="Jomolhari1" officeooo:rsid="0217c9bd"/>
    </style:style>
    <style:style style:name="T319" style:family="text">
      <style:text-properties fo:color="#0000ff" style:font-name="Jomolhari1" officeooo:rsid="021a03e5"/>
    </style:style>
    <style:style style:name="T320" style:family="text">
      <style:text-properties fo:color="#0000ff" style:font-name="FreeMono1" officeooo:rsid="01d116d7"/>
    </style:style>
    <style:style style:name="T321" style:family="text">
      <style:text-properties officeooo:rsid="01da9c2d"/>
    </style:style>
    <style:style style:name="T322" style:family="text">
      <style:text-properties officeooo:rsid="01e1ba05"/>
    </style:style>
    <style:style style:name="T323" style:family="text">
      <style:text-properties officeooo:rsid="01e4ef85"/>
    </style:style>
    <style:style style:name="T324" style:family="text">
      <style:text-properties officeooo:rsid="01e86530"/>
    </style:style>
    <style:style style:name="T325" style:family="text">
      <style:text-properties officeooo:rsid="01e9443a"/>
    </style:style>
    <style:style style:name="T326" style:family="text">
      <style:text-properties officeooo:rsid="01e98d09"/>
    </style:style>
    <style:style style:name="T327" style:family="text">
      <style:text-properties style:font-name="FreeMono1" officeooo:rsid="01e98d09"/>
    </style:style>
    <style:style style:name="T328" style:family="text">
      <style:text-properties style:font-name="FreeMono1" officeooo:rsid="02027399"/>
    </style:style>
    <style:style style:name="T329" style:family="text">
      <style:text-properties style:font-name="FreeMono1" officeooo:rsid="00b804e3"/>
    </style:style>
    <style:style style:name="T330" style:family="text">
      <style:text-properties style:font-name="FreeMono1" officeooo:rsid="02043da2"/>
    </style:style>
    <style:style style:name="T331" style:family="text">
      <style:text-properties style:font-name="FreeMono1" officeooo:rsid="01c9b2cb"/>
    </style:style>
    <style:style style:name="T332" style:family="text">
      <style:text-properties style:font-name="FreeMono1" officeooo:rsid="01bdf059"/>
    </style:style>
    <style:style style:name="T333" style:family="text">
      <style:text-properties style:font-name="FreeMono1" officeooo:rsid="020dbeae"/>
    </style:style>
    <style:style style:name="T334" style:family="text">
      <style:text-properties style:font-name="FreeMono1" officeooo:rsid="021079d3"/>
    </style:style>
    <style:style style:name="T335" style:family="text">
      <style:text-properties style:font-name="FreeMono1" officeooo:rsid="01d116d7"/>
    </style:style>
    <style:style style:name="T336" style:family="text">
      <style:text-properties style:font-name="FreeMono1" officeooo:rsid="01d27bfc"/>
    </style:style>
    <style:style style:name="T337" style:family="text">
      <style:text-properties style:font-name="FreeMono1" officeooo:rsid="02215ebe"/>
    </style:style>
    <style:style style:name="T338" style:family="text">
      <style:text-properties style:font-name="FreeMono1" officeooo:rsid="0223bc40"/>
    </style:style>
    <style:style style:name="T339" style:family="text">
      <style:text-properties style:font-name="Jomolhari" officeooo:rsid="01e98d09"/>
    </style:style>
    <style:style style:name="T340" style:family="text">
      <style:text-properties style:font-name="Jomolhari" officeooo:rsid="0207d5ad"/>
    </style:style>
    <style:style style:name="T341" style:family="text">
      <style:text-properties style:font-name="Jomolhari" officeooo:rsid="0225272a"/>
    </style:style>
    <style:style style:name="T342" style:family="text">
      <style:text-properties style:font-name="Jomolhari" officeooo:rsid="0226f52a"/>
    </style:style>
    <style:style style:name="T343" style:family="text">
      <style:text-properties officeooo:rsid="01ec100d"/>
    </style:style>
    <style:style style:name="T344" style:family="text">
      <style:text-properties officeooo:rsid="01f19e93"/>
    </style:style>
    <style:style style:name="T345" style:family="text">
      <style:text-properties officeooo:rsid="01f32ef1"/>
    </style:style>
    <style:style style:name="T346" style:family="text">
      <style:text-properties officeooo:rsid="01f4aa0a"/>
    </style:style>
    <style:style style:name="T347" style:family="text">
      <style:text-properties officeooo:rsid="01f7675e"/>
    </style:style>
    <style:style style:name="T348" style:family="text">
      <style:text-properties officeooo:rsid="01f7ee1f"/>
    </style:style>
    <style:style style:name="T349" style:family="text">
      <style:text-properties officeooo:rsid="01fc1624"/>
    </style:style>
    <style:style style:name="T350" style:family="text">
      <style:text-properties style:font-name="Jomolhari1" officeooo:rsid="00ac8f4e"/>
    </style:style>
    <style:style style:name="T351" style:family="text">
      <style:text-properties officeooo:rsid="0200b089"/>
    </style:style>
    <style:style style:name="T352" style:family="text">
      <style:text-properties officeooo:rsid="02011263"/>
    </style:style>
    <style:style style:name="T353" style:family="text">
      <style:text-properties officeooo:rsid="02027399"/>
    </style:style>
    <style:style style:name="T354" style:family="text">
      <style:text-properties officeooo:rsid="02043da2"/>
    </style:style>
    <style:style style:name="T355" style:family="text">
      <style:text-properties officeooo:rsid="0207d5ad"/>
    </style:style>
    <style:style style:name="T356" style:family="text">
      <style:text-properties officeooo:rsid="021a7ca9"/>
    </style:style>
    <style:style style:name="T357" style:family="text">
      <style:text-properties officeooo:rsid="021b3fa5"/>
    </style:style>
    <style:style style:name="T358" style:family="text">
      <style:text-properties officeooo:rsid="021d76ae"/>
    </style:style>
    <style:style style:name="T359" style:family="text">
      <style:text-properties officeooo:rsid="021f80b8"/>
    </style:style>
    <style:style style:name="T360" style:family="text">
      <style:text-properties officeooo:rsid="02215ebe"/>
    </style:style>
    <style:style style:name="T361" style:family="text">
      <style:text-properties officeooo:rsid="0222ec0b"/>
    </style:style>
    <style:style style:name="T362" style:family="text">
      <style:text-properties officeooo:rsid="0223bc40"/>
    </style:style>
    <style:style style:name="T363" style:family="text">
      <style:text-properties officeooo:rsid="0225272a"/>
    </style:style>
    <style:style style:name="T364" style:family="text">
      <style:text-properties officeooo:rsid="02252ec7"/>
    </style:style>
    <style:style style:name="T365" style:family="text">
      <style:text-properties officeooo:rsid="0226f52a"/>
    </style:style>
    <style:style style:name="T366" style:family="text">
      <style:text-properties officeooo:rsid="0228a406"/>
    </style:style>
    <style:style style:name="T367" style:family="text">
      <style:text-properties officeooo:rsid="0228a94f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50">YACC (Yet Another Compiler Compiler) is a tool used to generate a parser. </text:span><text:span text:style-name="T51">This document is a tutorial for the use of YACC to generate a parser for SIL. </text:span><text:span text:style-name="T52">YACC </text:span><text:span text:style-name="T53">translates </text:span><text:span text:style-name="T63">a given</text:span><text:span text:style-name="T53"> Context Free Grammar (CFG) </text:span><text:span text:style-name="T295">[Give Wiki Link]</text:span><text:span text:style-name="T64"> </text:span><text:span text:style-name="T53">specifications </text:span><text:span text:style-name="T54">(input in </text:span><text:span text:style-name="T85">input_file.y</text:span><text:span text:style-name="T54">) </text:span><text:span text:style-name="T53">into a C implementation </text:span><text:span text:style-name="T57">(</text:span><text:span text:style-name="T84">y.tab.c</text:span><text:span text:style-name="T57">) </text:span><text:span text:style-name="T53">of a corresponding </text:span><text:span text:style-name="T55">push down automaton </text:span><text:span text:style-name="T296">[Link to WIKI page]</text:span><text:span text:style-name="T63"> </text:span><text:span text:style-name="T58">(</text:span><text:span text:style-name="T55">i.e., a finite state machine with a stack</text:span><text:span text:style-name="T58">).</text:span><text:span text:style-name="T50"> </text:span><text:span text:style-name="T56">This C program when compiled, yields an executable parser.</text:span></text:p>
      <text:p text:style-name="P11"><draw:custom-shape text:anchor-type="paragraph" draw:z-index="0" draw:style-name="gr1" draw:text-style-name="P139" svg:width="1.3335in" svg:height="0.6878in" svg:x="2.6583in" svg:y="0.0917in"><text:p text:style-name="P139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11"/>
      <text:p text:style-name="P11"><text:tab/></text:p>
      <text:p text:style-name="P12"><draw:custom-shape text:anchor-type="paragraph" draw:z-index="1" draw:style-name="gr1" svg:width="1.3335in" svg:height="0.6878in" svg:x="2.6583in" svg:y="0.1425in"><text:p text:style-name="P139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11"/>
      <text:p text:style-name="P13"/>
      <text:p text:style-name="P14"><draw:custom-shape text:anchor-type="paragraph" draw:z-index="2" draw:style-name="gr1" svg:width="1.3335in" svg:height="0.6878in" svg:x="2.6583in" svg:y="0.1043in"><text:p text:style-name="P139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5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5"/>
      <text:p text:style-name="P20"/>
      <text:p text:style-name="P85"><text:span text:style-name="T136">The source SIL program is fed as the input to the generated parser (</text:span><text:span text:style-name="T141">a.out</text:span><text:span text:style-name="T136">). <text:s/></text:span><text:span text:style-name="T140">The parser </text:span><text:span text:style-name="T137">checks </text:span><text:span text:style-name="T139">whether</text:span><text:span text:style-name="T137"> the program </text:span><text:span text:style-name="T140">satisfies </text:span><text:span text:style-name="T137">the </text:span><text:span text:style-name="T140">syntax </text:span><text:span text:style-name="T138">specification </text:span><text:span text:style-name="T140">given </text:span><text:span text:style-name="T138">in the </text:span><text:span text:style-name="T142">input_file.y</text:span><text:span text:style-name="T138"> file. </text:span></text:p>
      <text:p text:style-name="P25"/>
      <text:p text:style-name="P16"><text:span text:style-name="T88"><text:tab/>A parser is </text:span><text:span text:style-name="T89">a </text:span><text:span text:style-name="T88">program that </text:span><text:span text:style-name="T76">checks whether its </text:span><text:span text:style-name="T88">input </text:span><text:span text:style-name="T235">(viewed as a stre</text:span><text:span text:style-name="T239">a</text:span><text:span text:style-name="T235">m of tokens) meets</text:span><text:span text:style-name="T88"> a </text:span><text:span text:style-name="T235">given </text:span><text:span text:style-name="T88">grammar </text:span><text:span text:style-name="T94">specification</text:span><text:span text:style-name="T88">. </text:span><text:span text:style-name="T87"><text:s/></text:span><text:span text:style-name="T101">The syntax of </text:span><text:span text:style-name="T102">SIL</text:span><text:span text:style-name="T101"> can be specified <text:s/></text:span><text:span text:style-name="T103">using</text:span><text:span text:style-name="T100"> </text:span><text:span text:style-name="T108">a </text:span><text:span text:style-name="T104">Context Free Grammar.</text:span><text:span text:style-name="T103"> </text:span><text:span text:style-name="T108">As mentioned earlier, </text:span><text:span text:style-name="T105">YACC </text:span><text:span text:style-name="T108">takes this sp</text:span><text:span text:style-name="T110">e</text:span><text:span text:style-name="T108">cification and generates a parser for SIL. <text:s/></text:span></text:p>
      <text:p text:style-name="P21"/>
      <text:p text:style-name="P56"><text:span text:style-name="T212"><text:s text:c="9"/>Recall that a </text:span><text:span text:style-name="T202">context free grammar</text:span><text:span text:style-name="T208"> is defined by a four tuple (</text:span><text:span text:style-name="T212">N</text:span><text:span text:style-name="T208">,T,P,S) - <text:s/>a set </text:span><text:span text:style-name="T212">N</text:span><text:span text:style-name="T208"> of </text:span><text:span text:style-name="T206">non-terminals</text:span><text:span text:style-name="T208">, a set T of </text:span><text:span text:style-name="T202">t</text:span><text:span text:style-name="T207">erminals</text:span><text:span text:style-name="T202"> </text:span><text:span text:style-name="T208">(</text:span><text:span text:style-name="T212">in our project, these are the tokens returned by the lexical analyzer and hence we may refer to them as </text:span><text:span text:style-name="T207">tokens</text:span><text:span text:style-name="T212"> occasionally</text:span><text:span text:style-name="T208">), <text:s/>set </text:span><text:soft-page-break/><text:span text:style-name="T208">P of </text:span><text:span text:style-name="T202">productions</text:span><text:span text:style-name="T208"> and a </text:span><text:span text:style-name="T202">start </text:span><text:span text:style-name="T203">variable</text:span><text:span text:style-name="T208"> <text:s/>S. </text:span><text:span text:style-name="T209">Each production consists of a </text:span><text:span text:style-name="T212">non-terminal</text:span><text:span text:style-name="T209"> on the left side (</text:span><text:span text:style-name="T203">head</text:span><text:span text:style-name="T209"> part) and a sequence of tokens and </text:span><text:span text:style-name="T212">non-terminals</text:span><text:span text:style-name="T209"> (of zero or more length) on the right side (</text:span><text:span text:style-name="T203">body</text:span><text:span text:style-name="T209"> part). For more about context free grammars </text:span><text:span text:style-name="T211">refer to </text:span><text:span text:style-name="T300">[</text:span><text:span text:style-name="T297">http://en.wikipedia.org/wiki/Context-free_grammar</text:span><text:span text:style-name="T298">]</text:span><text:span text:style-name="T299"> </text:span></text:p>
      <text:p text:style-name="P120"/>
      <text:p text:style-name="P22">Example: <text:s/><text:span text:style-name="T281">This </text:span><text:span text:style-name="T294">example </text:span><text:span text:style-name="T302">[Link to eg_1n2post_no-att.y]</text:span><text:span text:style-name="T281"> is an</text:span> <text:span text:style-name="T281"><text:s/>Infix to Postfix converter </text:span><text:span text:style-name="T323">implemented using</text:span><text:span text:style-name="T281"> YACC. <text:s/>The </text:span><text:span text:style-name="T70">rules part</text:span><text:span text:style-name="T281"> of th</text:span><text:span text:style-name="T292">e</text:span><text:span text:style-name="T281"> </text:span><text:span text:style-name="T323">YACC program</text:span><text:span text:style-name="T281"> </text:span><text:span text:style-name="T343">has been shown below</text:span><text:span text:style-name="T281">: <text:s/></text:span></text:p>
      <text:p text:style-name="P22"/>
      <text:p text:style-name="P42"><text:span text:style-name="T249">start: expr '\n'<text:tab/>{</text:span><text:span text:style-name="T250">exit(1);</text:span><text:span text:style-name="T249">} </text:span></text:p>
      <text:p text:style-name="P43"><text:tab/>; </text:p>
      <text:p text:style-name="P43"/>
      <text:p text:style-name="P43">expr: <text:s/>expr '+' expr<text:tab/>{printf("+ ");} </text:p>
      <text:p text:style-name="P43"><text:tab/>| expr '*' expr<text:tab/>{printf("* ");} </text:p>
      <text:p text:style-name="P43"><text:tab/>| '(' expr ')'<text:tab/> </text:p>
      <text:p text:style-name="P43"><text:tab/>| DIGIT<text:tab/><text:tab/>{printf("NUM%<text:span text:style-name="T324">d</text:span> ",<text:span text:style-name="T324">pos</text:span>);} </text:p>
      <text:p text:style-name="P43"><text:tab/>; </text:p>
      <text:p text:style-name="P43"/>
      <text:p text:style-name="P96"/>
      <text:p text:style-name="P68">In this example, the set of non-terminals N = {<text:span text:style-name="T36">start</text:span><text:span text:style-name="T3">, </text:span><text:span text:style-name="T36">expr</text:span>}, the set of terminals </text:p>
      <text:p text:style-name="P68">T = {<text:span text:style-name="T36">'\n',</text:span><text:span text:style-name="T292"> </text:span><text:span text:style-name="T3">'</text:span><text:span text:style-name="T36">+', <text:s/>'*', '(', ')' , DIGIT</text:span><text:span text:style-name="T292"> </text:span>} and the start symbol S = <text:span text:style-name="T40">start</text:span>. <text:s/></text:p>
      <text:p text:style-name="P95"/>
      <text:p text:style-name="P23">Sample Input/Output :</text:p>
      <text:p text:style-name="P23"/>
      <text:p text:style-name="P34"><text:span text:style-name="T90">I:<text:tab/></text:span><text:span text:style-name="T322">1</text:span><text:span text:style-name="T321">+5</text:span></text:p>
      <text:p text:style-name="P34"><text:span text:style-name="T90">O:<text:tab/></text:span><text:span text:style-name="T321">NUM</text:span><text:span text:style-name="T325">1</text:span><text:span text:style-name="T321"> NUM</text:span><text:span text:style-name="T325">2</text:span><text:span text:style-name="T321"> +</text:span></text:p>
      <text:p text:style-name="P36"><text:s/></text:p>
      <text:p text:style-name="P94">When the input 1+5 is given to the <text:span text:style-name="T326">parser (object file)</text:span> generated by YACC <text:span text:style-name="T303">[Link to yacc_run_inst.txt]</text:span><text:span text:style-name="T326"> </text:span>, <text:span text:style-name="T326">the parser prints a </text:span><text:span text:style-name="T74">postfix form</text:span><text:span text:style-name="T326"> of the original expression </text:span><text:span text:style-name="T327">1+5</text:span><text:span text:style-name="T326"> as <text:s/></text:span><text:span text:style-name="T327">NUM1 NUM2 +</text:span><text:span text:style-name="T326"> where, </text:span><text:span text:style-name="T327">NUM1</text:span><text:span text:style-name="T326"> represents the first number in the input expression i.e. </text:span><text:span text:style-name="T327">1</text:span><text:span text:style-name="T326"> and</text:span><text:span text:style-name="T327"> NUM2 </text:span><text:span text:style-name="T339">represents the second number in the input expression i.e. </text:span><text:span text:style-name="T327">5</text:span><text:span text:style-name="T326">.</text:span></text:p>
      <text:p text:style-name="P94"><text:span text:style-name="T326"><text:s/></text:span><text:s/></text:p>
      <text:p text:style-name="P112">I:<text:tab/><text:span text:style-name="T326">3+(1*9)+5</text:span></text:p>
      <text:p text:style-name="P113"><text:span text:style-name="T91">O:<text:tab/></text:span><text:span text:style-name="T326">NUM1 NUM2 NUM3 * NUM4 + +</text:span></text:p>
      <text:p text:style-name="P111"/>
      <text:p text:style-name="P35"><text:span text:style-name="T92">I:<text:tab/></text:span><text:span text:style-name="T92">5</text:span><text:span text:style-name="T93">$</text:span></text:p>
      <text:p text:style-name="P37">O:<text:tab/><text:span text:style-name="T323">NUM</text:span><text:span text:style-name="T325">1</text:span> error</text:p>
      <text:p text:style-name="P24"><text:tab/></text:p>
      <text:p text:style-name="P17"><text:soft-page-break/><text:span text:style-name="T95">This example demonstrates the specification of </text:span><text:span text:style-name="T65">rule</text:span><text:span text:style-name="T66">s</text:span><text:span text:style-name="T95"> in YACC. </text:span><text:span text:style-name="T96"><text:s/></text:span><text:span text:style-name="T97">In this example there are </text:span><text:span text:style-name="T292">five</text:span><text:span text:style-name="T236"> rules</text:span><text:span text:style-name="T97">. <text:s/></text:span><text:span text:style-name="T236">Each</text:span><text:span text:style-name="T134"> rule</text:span><text:span text:style-name="T98"> </text:span><text:span text:style-name="T236">has </text:span><text:span text:style-name="T281">a</text:span><text:span text:style-name="T236"> </text:span><text:span text:style-name="T67">product</text:span><text:span text:style-name="T68">i</text:span><text:span text:style-name="T67">on part</text:span><text:span text:style-name="T236"> and an </text:span><text:span text:style-name="T67">action part</text:span><text:span text:style-name="T236">. <text:s/>The action </text:span><text:span text:style-name="T236">part consists of C statements enclosed within </text:span><text:span text:style-name="T238">a </text:span><text:span text:style-name="T13">{</text:span><text:span text:style-name="T236"> </text:span><text:span text:style-name="T238">and</text:span><text:span text:style-name="T236"> </text:span><text:span text:style-name="T13">}</text:span><text:span text:style-name="T236">. Each production part has a </text:span><text:span text:style-name="T67">head</text:span><text:span text:style-name="T236"> and a </text:span><text:span text:style-name="T67">body</text:span><text:span text:style-name="T236"> sep</text:span><text:span text:style-name="T239">a</text:span><text:span text:style-name="T236">rated by </text:span><text:span text:style-name="T243">a </text:span><text:span text:style-name="T36">'</text:span><text:span text:style-name="T13">:</text:span><text:span text:style-name="T36">'</text:span><text:span text:style-name="T236">. For example, the first rule above has </text:span><text:span text:style-name="T135">production </text:span><text:span text:style-name="T236">part with </text:span><text:span text:style-name="T37">start</text:span><text:span text:style-name="T236"> as the head and </text:span><text:span text:style-name="T37">expr '\n'</text:span><text:span text:style-name="T236"> as the body. <text:s/>The action part for the </text:span><text:span text:style-name="T237">r</text:span><text:span text:style-name="T236">ule is <text:s/></text:span><text:span text:style-name="T39">{</text:span><text:span text:style-name="T38">exit(1);</text:span><text:span text:style-name="T39">}</text:span><text:span text:style-name="T236">. <text:s/></text:span></text:p>
      <text:p text:style-name="P33"/>
      <text:p text:style-name="P121"><text:span text:style-name="T77">The parser reads the input sequentially and tries to find a pattern match with the body part of each production. <text:s/>When </text:span><text:span text:style-name="T78">it </text:span><text:span text:style-name="T77">finds a matching production, </text:span><text:span text:style-name="T79">the </text:span><text:span text:style-name="T81">input pointer </text:span><text:span text:style-name="T79">, and </text:span><text:span text:style-name="T77">the action part of the corresponding rule is executed.</text:span><text:span text:style-name="T78"> <text:s/></text:span><text:span text:style-name="T80">The process is repeated till the end of the input.</text:span></text:p>
      <text:p text:style-name="P126"/>
      <text:p text:style-name="P137"><text:span text:style-name="T175"><text:tab/>In the above example, when the input </text:span><text:span text:style-name="T172">1</text:span><text:span text:style-name="T169">+5</text:span><text:span text:style-name="T175"> is given to the parser, it attempts to match </text:span><text:span text:style-name="T178">the input</text:span><text:span text:style-name="T175"> with the body of the production of the first rule. </text:span><text:span text:style-name="T177">W</text:span><text:span text:style-name="T176">hen the input has been parsed completely </text:span><text:span text:style-name="T179">and correctly matched with the start production </text:span><text:span text:style-name="T170">start: expr '\n'</text:span><text:span text:style-name="T179"> the</text:span><text:span text:style-name="T176"> </text:span><text:span text:style-name="T179">parser</text:span><text:span text:style-name="T176"> executes the action <text:s/></text:span><text:span text:style-name="T171">exit(1);.</text:span><text:span text:style-name="T14"> </text:span><text:span text:style-name="T107">The statements</text:span><text:span text:style-name="T15"> </text:span><text:span text:style-name="T166">printf("</text:span><text:span text:style-name="T167">NUM </text:span><text:span text:style-name="T166">");</text:span><text:span text:style-name="T165"> </text:span><text:span text:style-name="T151">and</text:span><text:span text:style-name="T164"> </text:span><text:span text:style-name="T166">printf("+ ");</text:span><text:span text:style-name="T165"> </text:span><text:span text:style-name="T152">are executed as result of the input being matched with the </text:span><text:span text:style-name="T153">production</text:span><text:span text:style-name="T154">s </text:span><text:span text:style-name="T153"><text:s/></text:span><text:span text:style-name="T168">expr: DIGIT</text:span><text:span text:style-name="T153"> <text:s/></text:span><text:span text:style-name="T154">and </text:span><text:span text:style-name="T166">expr: <text:s/>expr '+' expr</text:span><text:span text:style-name="T154"> respectively. </text:span></text:p>
      <text:p text:style-name="P110"/>
      <text:p text:style-name="P121"><text:span text:style-name="T77">If the parser fails to find any matching body part, then the message </text:span><text:span text:style-name="T99">“</text:span><text:span text:style-name="T4">error</text:span><text:span text:style-name="T99">” </text:span><text:span text:style-name="T109">is <text:s/>generated. </text:span><text:span text:style-name="T304">See why [Link to yyerror() of eg_</text:span><text:span text:style-name="T305">i</text:span><text:span text:style-name="T304">n2pos</text:span><text:span text:style-name="T306">t</text:span><text:span text:style-name="T304">_no-att.y]</text:span></text:p>
      <text:p text:style-name="P76"/>
      <text:p text:style-name="P75">2<text:tab/>The structure of YACC programs</text:p>
      <text:p text:style-name="P75"/>
      <text:p text:style-name="P122">A <text:span text:style-name="T238">YACC</text:span> program consists of three sections: Declarations, Rules and Auxiliary functions. <text:span text:style-name="T308">[</text:span><text:span text:style-name="T309">Link </text:span><text:span text:style-name="T302">to </text:span><text:span text:style-name="T308">structure.y]</text:span><text:span text:style-name="T344"> </text:span><text:span text:style-name="T238">(Note the similarity with the structure of LEX programs).</text:span><text:span text:style-name="T286"> <text:s/></text:span></text:p>
      <text:p text:style-name="P18"/>
      <text:p text:style-name="P18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9"/>
      <text:p text:style-name="P69"><text:soft-page-break/>2.1<text:tab/>Declarations</text:p>
      <text:p text:style-name="P69"/>
      <text:p text:style-name="P49"><text:span text:style-name="T182">The Declarations section consists of two parts, </text:span><text:span text:style-name="T75">C declarations <text:s/>and YACC Declarations</text:span><text:span text:style-name="T182">.</text:span></text:p>
      <text:p text:style-name="P50"/>
      <text:p text:style-name="P93"><text:span text:style-name="T145"><text:tab/>The C Declarations are delimited by </text:span><text:span text:style-name="T163">%{</text:span><text:span text:style-name="T145"> and </text:span><text:span text:style-name="T163">%}.</text:span><text:span text:style-name="T145"> This part consists of all the </text:span><text:span text:style-name="T145">declarations required for the C code </text:span><text:span text:style-name="T156">you write</text:span><text:span text:style-name="T145"> in the </text:span><text:span text:style-name="T157">Actions</text:span><text:span text:style-name="T145"> section and the</text:span><text:span text:style-name="T144"> </text:span><text:span text:style-name="T157">Auxiliary functions</text:span><text:span text:style-name="T145"> section. The contents of this section are directly copied into </text:span><text:span text:style-name="T146">the generated</text:span><text:span text:style-name="T145"> </text:span><text:span text:style-name="T143">y.tab.c </text:span><text:span text:style-name="T106">file</text:span><text:span text:style-name="T143"> </text:span><text:span text:style-name="T145">without any modification</text:span><text:span text:style-name="T143">. </text:span><text:span text:style-name="T145"><text:s/></text:span></text:p>
      <text:p text:style-name="P51"/>
      <text:p text:style-name="P66">The following <text:span text:style-name="T345">example </text:span>shows an abstract outline of the structure of <text:span text:style-name="T347">the declarations part of a</text:span> YACC program: <text:s/></text:p>
      <text:p text:style-name="P38"/>
      <text:p text:style-name="P127"><text:span text:style-name="T346">/* Beginning of Declarations part */</text:span></text:p>
      <text:p text:style-name="P127"><text:span text:style-name="T346"></text:span></text:p>
      <text:p text:style-name="P127"><text:span text:style-name="T346">%{ <text:s text:c="5"/>/* Beginning of C declarations */</text:span></text:p>
      <text:p text:style-name="P127"><text:span text:style-name="T346"></text:span></text:p>
      <text:p text:style-name="P127"><text:span text:style-name="T346"/></text:p>
      <text:p text:style-name="P127"><text:span text:style-name="T346">%} <text:s text:c="5"/>/* End of C declarations */</text:span></text:p>
      <text:p text:style-name="P127"><text:span text:style-name="T346"></text:span></text:p>
      <text:p text:style-name="P127"><text:span text:style-name="T346"><text:tab/>/* Beginning of YACC declarations <text:s/>*/</text:span></text:p>
      <text:p text:style-name="P129"><text:span text:style-name="T346"></text:span></text:p>
      <text:p text:style-name="P129"><text:span text:style-name="T348"><text:tab/></text:span></text:p>
      <text:p text:style-name="P128"><text:span text:style-name="T348"><text:tab/>/* End of YACC declarations */</text:span></text:p>
      <text:p text:style-name="P128"><text:span text:style-name="T348"><text:tab/></text:span></text:p>
      <text:p text:style-name="P128"><text:span text:style-name="T348">/* End of Declarations Part */</text:span></text:p>
      <text:p text:style-name="P86"><text:span text:style-name="T147"/></text:p>
      <text:p text:style-name="P86"><text:span text:style-name="T147">The YACC </text:span><text:span text:style-name="T150">d</text:span><text:span text:style-name="T147">eclarations </text:span><text:span text:style-name="T150">part </text:span><text:span text:style-name="T147">co</text:span><text:span text:style-name="T156">mprises</text:span><text:span text:style-name="T147"> of declarations of </text:span><text:span text:style-name="T158">tokens</text:span><text:span text:style-name="T147"> </text:span><text:span text:style-name="T155">(usually returned by the </text:span><text:span text:style-name="T307">lexical analyzer </text:span><text:span text:style-name="T310">[Link to LEX document] </text:span><text:span text:style-name="T180">)</text:span><text:span text:style-name="T149">. </text:span><text:span text:style-name="T155">The parser reads the tokens by invoking the function </text:span><text:span text:style-name="T159">yylex() </text:span><text:span text:style-name="T148">(To be discussed in detail later). </text:span></text:p>
      <text:p text:style-name="P67"/>
      <text:p text:style-name="P70">2.2<text:tab/>Rules</text:p>
      <text:p text:style-name="P38"/>
      <text:p text:style-name="P54"><text:span text:style-name="T184">A rule in a YACC program comprises of two parts (i) the </text:span><text:span text:style-name="T204">production</text:span><text:span text:style-name="T205"> part</text:span><text:span text:style-name="T184"> and (ii) the </text:span><text:span text:style-name="T205">action part</text:span><text:span text:style-name="T184">. <text:s/></text:span><text:span text:style-name="T213">In this project, t</text:span><text:span text:style-name="T185">he syntax of SIL </text:span><text:span text:style-name="T213">programming language will be</text:span><text:span text:style-name="T185"> specified in the form of </text:span><text:span text:style-name="T210">a context free grammar.</text:span><text:span text:style-name="T185"> </text:span><text:span text:style-name="T188">A</text:span><text:span text:style-name="T186"> </text:span><text:span text:style-name="T187">rule in YACC</text:span><text:span text:style-name="T186"> is of the form:</text:span></text:p>
      <text:p text:style-name="P39"/>
      <text:p text:style-name="P39">production_head<text:tab/>:<text:tab/>production_body<text:tab/>{<text:span text:style-name="T242">a</text:span>ction in C } ;</text:p>
      <text:p text:style-name="P28"><text:soft-page-break/></text:p>
      <text:p text:style-name="P102">The following <text:span text:style-name="T345">example </text:span>shows an abstract outline of the structure of <text:span text:style-name="T347">the </text:span><text:span text:style-name="T348">rules</text:span><text:span text:style-name="T347"> part of a</text:span> YACC program:</text:p>
      <text:p text:style-name="P130"><text:span text:style-name="T348"/></text:p>
      <text:p text:style-name="P130"><text:span text:style-name="T348"/></text:p>
      <text:p text:style-name="P130"><text:span text:style-name="T348">%%<text:tab/></text:span></text:p>
      <text:p text:style-name="P130"><text:span text:style-name="T348"></text:span></text:p>
      <text:p text:style-name="P130"><text:span text:style-name="T348">/* Rules Section begins here */</text:span></text:p>
      <text:p text:style-name="P130"><text:span text:style-name="T348"></text:span></text:p>
      <text:p text:style-name="P130"><text:span text:style-name="T348"/></text:p>
      <text:p text:style-name="P130"><text:span text:style-name="T348">/* Rules Section ends here */</text:span></text:p>
      <text:p text:style-name="P130"><text:span text:style-name="T348"></text:span></text:p>
      <text:p text:style-name="P130"><text:span text:style-name="T348">%% <text:tab/></text:span></text:p>
      <text:p text:style-name="P30">The rules in our example can be found <text:span text:style-name="T293">here </text:span><text:span text:style-name="T311">[Link to Rules section in eg_in2post_no-att.y] </text:span></text:p>
      <text:p text:style-name="P28"/>
      <text:p text:style-name="P71">2.2.1<text:tab/>Productions</text:p>
      <text:p text:style-name="P52"/>
      <text:p text:style-name="P136"><text:span text:style-name="T183">Each production consists of a production </text:span><text:span text:style-name="T200">head</text:span><text:span text:style-name="T183"> and a production </text:span><text:span text:style-name="T200">body</text:span><text:span text:style-name="T183">. </text:span><text:span text:style-name="T349">Consider a production from our </text:span><text:span text:style-name="T312">example [Link to productions of eg_in2post_no-att.y]</text:span><text:span text:style-name="T349">:</text:span></text:p>
      <text:p text:style-name="P131"><text:span text:style-name="T350"/></text:p>
      <text:p text:style-name="P131"><text:span text:style-name="T220">expr<text:tab/>:<text:tab/>expr </text:span><text:span text:style-name="T349">'+'</text:span><text:span text:style-name="T220"> expr</text:span></text:p>
      <text:p text:style-name="P40"/>
      <text:p text:style-name="P53"><text:span text:style-name="T185">The </text:span><text:span text:style-name="T5">expr</text:span><text:span text:style-name="T185"> on the LHS of the</text:span><text:span text:style-name="T5"> : </text:span><text:span text:style-name="T226">in the production </text:span><text:span text:style-name="T185">is called the </text:span><text:span text:style-name="T201">head</text:span><text:span text:style-name="T185"> of the production and the </text:span><text:span text:style-name="T5">expr </text:span><text:span text:style-name="T41">'+'</text:span><text:span text:style-name="T5"> expr</text:span><text:span text:style-name="T185"> on the RHS of the </text:span><text:span text:style-name="T5">: </text:span><text:span text:style-name="T185">is called the </text:span><text:span text:style-name="T201">body</text:span><text:span text:style-name="T185"> of the production. </text:span></text:p>
      <text:p text:style-name="P29"><text:tab/></text:p>
      <text:p text:style-name="P99"><text:span text:style-name="T240"><text:tab/>In the above example, </text:span><text:span text:style-name="T42">'+'</text:span><text:span text:style-name="T230"> is a </text:span><text:span text:style-name="T351">terminal</text:span><text:span text:style-name="T232"> </text:span><text:span text:style-name="T234">and</text:span><text:span text:style-name="T232"> </text:span><text:span text:style-name="T9">expr</text:span><text:span text:style-name="T232"> is a </text:span><text:span text:style-name="T278">non-terminal</text:span><text:span text:style-name="T232">.</text:span><text:span text:style-name="T230"> </text:span><text:span text:style-name="T352">Suppose we were to </text:span><text:span text:style-name="T353">replace </text:span><text:span text:style-name="T328">'+'</text:span><text:span text:style-name="T353"> with a </text:span><text:span text:style-name="T328">PLUS</text:span><text:span text:style-name="T353"> token</text:span><text:span text:style-name="T352">, it must be</text:span><text:span text:style-name="T283"> </text:span><text:span text:style-name="T233">declared in the </text:span><text:span text:style-name="T241">d</text:span><text:span text:style-name="T233">eclarations section</text:span><text:span text:style-name="T283">.</text:span><text:span text:style-name="T233"> </text:span><text:span text:style-name="T282">Every</text:span><text:span text:style-name="T283"> token used in </text:span><text:span text:style-name="T282">the</text:span><text:span text:style-name="T284"> production</text:span><text:span text:style-name="T283"> </text:span><text:span text:style-name="T282">part </text:span><text:span text:style-name="T284">of a</text:span><text:span text:style-name="T282">ny</text:span><text:span text:style-name="T284"> </text:span><text:span text:style-name="T282">YACC </text:span><text:span text:style-name="T284">rule </text:span><text:span text:style-name="T283">must be declared in the </text:span><text:span text:style-name="T282">d</text:span><text:span text:style-name="T283">eclarations section. </text:span><text:span text:style-name="T228">The head </text:span><text:span text:style-name="T229">of a production is always a </text:span><text:span text:style-name="T290">non-terminal</text:span><text:span text:style-name="T229">. </text:span><text:span text:style-name="T231">Every </text:span><text:span text:style-name="T290">non-terminal</text:span><text:span text:style-name="T231"> in </text:span><text:span text:style-name="T241">the</text:span><text:span text:style-name="T231"> grammar must </text:span><text:span text:style-name="T241">appear in the head part of at least one production. </text:span></text:p>
      <text:p text:style-name="P57"><text:tab/></text:p>
      <text:p text:style-name="P72">2.2.2<text:tab/>Actions</text:p>
      <text:p text:style-name="P55"/>
      <text:p text:style-name="P100"><text:span text:style-name="T244">The action </text:span><text:span text:style-name="T245">part </text:span><text:span text:style-name="T246">of a rule </text:span><text:span text:style-name="T245">consists of C statements which are</text:span><text:span text:style-name="T244"> executed when the input is matched with the</text:span><text:span text:style-name="T247"> </text:span><text:span text:style-name="T244">body of </text:span><text:span text:style-name="T248">a</text:span><text:span text:style-name="T244"> production. </text:span><text:span text:style-name="T313">([Link to Actions section of </text:span><text:soft-page-break/><text:span text:style-name="T313">eg_in2post_no-att.y])</text:span><text:span text:style-name="T290"> </text:span><text:span text:style-name="T287"><text:s/></text:span></text:p>
      <text:p text:style-name="P47"/>
      <text:p text:style-name="P101"><text:span text:style-name="T131">The y.tab.c file contains a function </text:span><text:span text:style-name="T6">yyparse()</text:span><text:span text:style-name="T132"> </text:span><text:span text:style-name="T131">which is an</text:span><text:span text:style-name="T35"> </text:span><text:span text:style-name="T225">implementation </text:span><text:span text:style-name="T290">(in C) </text:span><text:span text:style-name="T225">of </text:span><text:span text:style-name="T290">a</text:span><text:span text:style-name="T225"> push down automaton. </text:span><text:span text:style-name="T330">yyparse()</text:span><text:span text:style-name="T354"> is responsible </text:span><text:span text:style-name="T290">for</text:span><text:span text:style-name="T225"> pars</text:span><text:span text:style-name="T290">ing</text:span><text:span text:style-name="T225"> </text:span><text:span text:style-name="T278">the</text:span><text:span text:style-name="T225"> given input file.</text:span><text:span text:style-name="T223"> <text:s/></text:span><text:span text:style-name="T287">The function </text:span><text:span text:style-name="T7">y</text:span><text:span text:style-name="T6">ylex()</text:span><text:span text:style-name="T223"> is invoked by </text:span><text:span text:style-name="T6">yyparse()</text:span><text:span text:style-name="T223"> to </text:span><text:span text:style-name="T287">read</text:span><text:span text:style-name="T278"> tokens </text:span><text:span text:style-name="T287">from</text:span><text:span text:style-name="T223"> the input file. </text:span><text:span text:style-name="T314">[Link to</text:span><text:span text:style-name="T315"> yy</text:span><text:span text:style-name="T313">l</text:span><text:span text:style-name="T315">ex() in </text:span><text:span text:style-name="T313">eg_in2post_no-att.y</text:span><text:span text:style-name="T314">]</text:span><text:span text:style-name="T287">. <text:s/>Note that the yyparse() function is automatically generated by YACC <text:s/>in the y.tab.c file. Although YACC </text:span><text:span text:style-name="T355">declares <text:s/></text:span><text:span text:style-name="T331">yylex() </text:span><text:span text:style-name="T340">in the y.tab.c file</text:span><text:span text:style-name="T287">, it </text:span><text:span text:style-name="T285">does not</text:span><text:span text:style-name="T287"> generate the </text:span><text:span text:style-name="T71">definition</text:span><text:span text:style-name="T287"> for </text:span><text:span text:style-name="T331">yylex()</text:span><text:span text:style-name="T287">. <text:s text:c="2"/>Hence the </text:span><text:span text:style-name="T331">yylex()</text:span><text:span text:style-name="T287"> function definition has to be supplied by you (either directly </text:span><text:span text:style-name="T290">by </text:span><text:span text:style-name="T288">defining</text:span><text:span text:style-name="T287"> </text:span><text:span text:style-name="T331">yylex()</text:span><text:span text:style-name="T287"> </text:span><text:span text:style-name="T288">in the </text:span><text:span text:style-name="T72">auxiliary function</text:span><text:span text:style-name="T73">s</text:span><text:span text:style-name="T72"> section</text:span><text:span text:style-name="T288"> </text:span><text:span text:style-name="T287">or using a lexical analyzer generator like LEX).</text:span><text:span text:style-name="T223"> </text:span><text:span text:style-name="T279">Each </text:span><text:span text:style-name="T280">invocation of </text:span><text:span text:style-name="T279"><text:s/></text:span><text:span text:style-name="T6">yylex()</text:span><text:span text:style-name="T223"> </text:span><text:span text:style-name="T287">must </text:span><text:span text:style-name="T223">return</text:span><text:span text:style-name="T224"> </text:span><text:span text:style-name="T279">the next </text:span><text:span text:style-name="T224">token </text:span><text:span text:style-name="T288">(from the input steam)</text:span><text:span text:style-name="T279"> to </text:span><text:span text:style-name="T332">yyparse()</text:span><text:span text:style-name="T279">.</text:span><text:span text:style-name="T223"> </text:span><text:span text:style-name="T221">The action corresponding to a production is </text:span><text:span text:style-name="T222">executed </text:span><text:span text:style-name="T227">by </text:span><text:span text:style-name="T8">yyparse()</text:span><text:span text:style-name="T222">only </text:span><text:span text:style-name="T290">after</text:span><text:span text:style-name="T222"> </text:span><text:span text:style-name="T280">sufficient number of tokens has been read <text:s/></text:span><text:span text:style-name="T290">(through repeated invocations of yylex()) </text:span><text:span text:style-name="T280">to get a complete match with the body of the production. </text:span></text:p>
      <text:p text:style-name="P124"/>
      <text:p text:style-name="P97"><text:span text:style-name="T190">Note that </text:span><text:span text:style-name="T214">a single non-terminal</text:span><text:span text:style-name="T190"> </text:span><text:span text:style-name="T217">when playing the role of a production head </text:span><text:span text:style-name="T190">may have one </text:span><text:span text:style-name="T194">or more </text:span><text:span text:style-name="T190">production bod</text:span><text:span text:style-name="T193">ies </text:span><text:span text:style-name="T190">separated by a “</text:span><text:span text:style-name="T10">|”.</text:span><text:span text:style-name="T189"> </text:span><text:span text:style-name="T217">C</text:span><text:span text:style-name="T215">onsider the </text:span><text:span text:style-name="T217">non-terminal </text:span><text:span text:style-name="T43">expr</text:span><text:span text:style-name="T215"> <text:s/>in our example </text:span><text:span text:style-name="T316">[Link to </text:span><text:span text:style-name="T317">body of expr in</text:span><text:span text:style-name="T316"> eg_in2post_no-att.y]</text:span><text:span text:style-name="T215">.</text:span><text:span text:style-name="T192"> </text:span><text:span text:style-name="T217">T</text:span><text:span text:style-name="T192">he </text:span><text:span text:style-name="T217">non-terminal</text:span><text:span text:style-name="T192"> has </text:span><text:span text:style-name="T217">four</text:span><text:span text:style-name="T192"> production bodies </text:span><text:span text:style-name="T11">expr </text:span><text:span text:style-name="T43">'+'</text:span><text:span text:style-name="T11"> expr</text:span><text:span text:style-name="T192"> , </text:span><text:span text:style-name="T11">expr </text:span><text:span text:style-name="T43">'*'</text:span><text:span text:style-name="T11"> expr</text:span><text:span text:style-name="T192"> , </text:span><text:span text:style-name="T43">'</text:span><text:span text:style-name="T44">(</text:span><text:span text:style-name="T43">'</text:span><text:span text:style-name="T11"> expr </text:span><text:span text:style-name="T44">')' </text:span><text:span text:style-name="T192">and </text:span><text:span text:style-name="T44">DIGIT</text:span><text:span text:style-name="T192">. The first production body has an associated print action </text:span><text:span text:style-name="T334">printf("+ ")</text:span><text:span text:style-name="T192"> . </text:span><text:span text:style-name="T11">yyparse()</text:span><text:span text:style-name="T192"> executes the action only when the body </text:span><text:span text:style-name="T11">expr </text:span><text:span text:style-name="T45">'+'</text:span><text:span text:style-name="T11"> expr</text:span><text:span text:style-name="T192"> has been matched </text:span><text:span text:style-name="T195">with the input</text:span><text:span text:style-name="T192">. </text:span><text:span text:style-name="T215">The action part of a single </text:span><text:span text:style-name="T191">production may have </text:span><text:span text:style-name="T215">several statements of C code. </text:span></text:p>
      <text:p text:style-name="P27"/>
      <text:p text:style-name="P32">2.2.3<text:tab/>Auxiliary functions</text:p>
      <text:p text:style-name="P32"/>
      <text:p text:style-name="P98"><text:span text:style-name="T196">The Auxiliary functions section con</text:span><text:span text:style-name="T215">tains the definitions of three mandatory functions </text:span><text:span text:style-name="T335">main()</text:span><text:span text:style-name="T215">, </text:span><text:span text:style-name="T335">yy</text:span><text:span text:style-name="T336">lex</text:span><text:span text:style-name="T335">()</text:span><text:span text:style-name="T215"> and </text:span><text:span text:style-name="T335">yyerror()</text:span><text:span text:style-name="T215">. You</text:span><text:span text:style-name="T198"> may wish to add </text:span><text:span text:style-name="T216">your</text:span><text:span text:style-name="T198"> own </text:span><text:span text:style-name="T215">functions (depending on the </text:span><text:span text:style-name="T218">the requirement for the application</text:span><text:span text:style-name="T215">)</text:span><text:span text:style-name="T198"> </text:span><text:span text:style-name="T215">in</text:span><text:span text:style-name="T198"> the </text:span><text:span text:style-name="T86">y.tab.c</text:span><text:span text:style-name="T198"> file.</text:span><text:span text:style-name="T199"> </text:span><text:span text:style-name="T215">Such functions are written in the a</text:span><text:span text:style-name="T199">uxiliary functions section.</text:span><text:span text:style-name="T196"> </text:span><text:span text:style-name="T219">The</text:span><text:span text:style-name="T215"> </text:span><text:span text:style-name="T320">main()</text:span><text:span text:style-name="T301"> </text:span><text:span text:style-name="T316">[Link to </text:span><text:span text:style-name="T318">main()</text:span><text:span text:style-name="T317"> in</text:span><text:span text:style-name="T316"> eg_in2post_no-att.y] </text:span><text:span text:style-name="T215">function must invoke </text:span><text:span text:style-name="T12">yyparse()</text:span><text:span text:style-name="T197"> </text:span><text:span text:style-name="T215">to parse the input. <text:s/></text:span></text:p>
      <text:p text:style-name="P31"/>
      <text:p text:style-name="P125"><text:soft-page-break/>The auxiliary functions section of our example <text:span text:style-name="T316">[Link to </text:span><text:span text:style-name="T319">Auxiliary functions section of </text:span><text:span text:style-name="T316">eg_in2_post_no-att.y]</text:span> program uses no user defined functions. You will need to write your supporting functions later in this project. <text:s/></text:p>
      <text:p text:style-name="P26"/>
      <text:p text:style-name="P115"><text:span text:style-name="T356">expr: <text:s/>expr '+' expr<text:tab/>{</text:span><text:span text:style-name="T359">op</text:span><text:span text:style-name="T356">_print(</text:span><text:span text:style-name="T357">'</text:span><text:span text:style-name="T356">+</text:span><text:span text:style-name="T357">'</text:span><text:span text:style-name="T356">);} </text:span></text:p>
      <text:p text:style-name="P115"><text:span text:style-name="T356"><text:tab/>| expr '*' expr<text:tab/>{</text:span><text:span text:style-name="T359">op</text:span><text:span text:style-name="T356">_print(</text:span><text:span text:style-name="T357">'</text:span><text:span text:style-name="T356">*</text:span><text:span text:style-name="T357">'</text:span><text:span text:style-name="T356">);} </text:span></text:p>
      <text:p text:style-name="P115"><text:span text:style-name="T356"><text:tab/>| '(' expr ')'<text:tab/> </text:span></text:p>
      <text:p text:style-name="P115"><text:span text:style-name="T356"><text:tab/>| DIGIT<text:tab/><text:tab/><text:tab/>{printf("NUM%d ",pos);} </text:span></text:p>
      <text:p text:style-name="P115"><text:span text:style-name="T356"><text:tab/>; </text:span></text:p>
      <text:p text:style-name="P115"><text:span text:style-name="T356"></text:span></text:p>
      <text:p text:style-name="P115"><text:span text:style-name="T356">%% </text:span></text:p>
      <text:p text:style-name="P117"><text:span text:style-name="T356"></text:span></text:p>
      <text:p text:style-name="P117"><text:span text:style-name="T357">void </text:span><text:span text:style-name="T359">op</text:span><text:span text:style-name="T356">_print(char </text:span><text:span text:style-name="T357">op</text:span><text:span text:style-name="T356">)</text:span></text:p>
      <text:p text:style-name="P115"><text:span text:style-name="T356">{</text:span></text:p>
      <text:p text:style-name="P115"><text:span text:style-name="T356"><text:tab/></text:span><text:span text:style-name="T357">if(op == '+')</text:span></text:p>
      <text:p text:style-name="P115"><text:span text:style-name="T357"><text:tab/><text:tab/>printf(“PLUS ”);</text:span></text:p>
      <text:p text:style-name="P115"><text:span text:style-name="T357"><text:tab/>else if(op == '*')</text:span></text:p>
      <text:p text:style-name="P115"><text:span text:style-name="T357"><text:tab/><text:tab/>printf(“MUL ”);</text:span></text:p>
      <text:p text:style-name="P116"><text:span text:style-name="T357">}</text:span></text:p>
      <text:p text:style-name="P115"><text:span text:style-name="T356"><text:tab/></text:span></text:p>
      <text:p text:style-name="P115"><text:span text:style-name="T356">yyerror() </text:span></text:p>
      <text:p text:style-name="P115"><text:span text:style-name="T356">{ </text:span></text:p>
      <text:p text:style-name="P115"><text:span text:style-name="T356"><text:tab/>printf("error");<text:tab/></text:span></text:p>
      <text:p text:style-name="P115"><text:span text:style-name="T356"><text:tab/>return;</text:span></text:p>
      <text:p text:style-name="P115"><text:span text:style-name="T356">}</text:span></text:p>
      <text:p text:style-name="P115"><text:span text:style-name="T356"></text:span></text:p>
      <text:p text:style-name="P115"><text:span text:style-name="T356">yylex() </text:span></text:p>
      <text:p text:style-name="P115"><text:span text:style-name="T356">{ </text:span></text:p>
      <text:p text:style-name="P115"><text:span text:style-name="T356"><text:tab/>int c; </text:span></text:p>
      <text:p text:style-name="P115"><text:span text:style-name="T356"><text:tab/>c = getchar(); </text:span></text:p>
      <text:p text:style-name="P115"><text:span text:style-name="T356"><text:tab/>if(isdigit(c)) </text:span></text:p>
      <text:p text:style-name="P115"><text:span text:style-name="T356"><text:tab/>{</text:span></text:p>
      <text:p text:style-name="P115"><text:span text:style-name="T356"><text:tab/><text:tab/>pos++;<text:tab/><text:tab/></text:span></text:p>
      <text:p text:style-name="P115"><text:span text:style-name="T356"><text:tab/><text:tab/>return DIGIT; </text:span></text:p>
      <text:p text:style-name="P115"><text:span text:style-name="T356"><text:tab/>}</text:span></text:p>
      <text:p text:style-name="P115"><text:span text:style-name="T356"><text:tab/>return c; </text:span></text:p>
      <text:p text:style-name="P115"><text:span text:style-name="T356">}</text:span></text:p>
      <text:p text:style-name="P115"><text:span text:style-name="T356"></text:span></text:p>
      <text:p text:style-name="P115"><text:span text:style-name="T356">main() </text:span></text:p>
      <text:p text:style-name="P115"><text:span text:style-name="T356">{ </text:span></text:p>
      <text:p text:style-name="P115"><text:span text:style-name="T356"><text:tab/>yyparse(); </text:span></text:p>
      <text:p text:style-name="P115"><text:span text:style-name="T356"><text:tab/>return 1; </text:span></text:p>
      <text:p text:style-name="P115"><text:span text:style-name="T356">}</text:span></text:p>
      <text:p text:style-name="P58">Sample Input/Output:</text:p>
      <text:p text:style-name="P58"/>
      <text:p text:style-name="P41">I:<text:tab/>2+2</text:p>
      <text:p text:style-name="P41">O:<text:tab/><text:span text:style-name="T358">NUM1 NUM2 PLUS</text:span></text:p>
      <text:p text:style-name="P41"><text:span text:style-name="T358"/></text:p>
      <text:p text:style-name="P134"><text:soft-page-break/><text:span text:style-name="T360">When </text:span><text:span text:style-name="T47">yyparse()</text:span><text:span text:style-name="T360"> matches the input </text:span><text:span text:style-name="T3">2+2 </text:span><text:span text:style-name="T360">with the production body <text:s/></text:span><text:span text:style-name="T46">expr '+' expr, </text:span><text:span text:style-name="T360">it executes the action</text:span><text:span text:style-name="T47"> </text:span><text:span text:style-name="T48">op</text:span><text:span text:style-name="T46">_print(</text:span><text:span text:style-name="T49">'</text:span><text:span text:style-name="T46">+</text:span><text:span text:style-name="T49">'</text:span><text:span text:style-name="T46">); </text:span><text:span text:style-name="T360">and as a result prints</text:span><text:span text:style-name="T47"> “PLUS” </text:span><text:span text:style-name="T360">in place of</text:span><text:span text:style-name="T47"> '+' </text:span><text:span text:style-name="T360">as per the definition of the user defined auxiliary function</text:span><text:span text:style-name="T47"> op_print().</text:span></text:p>
      <text:p text:style-name="P118"/>
      <text:p text:style-name="P80">3.<text:tab/><text:span text:style-name="T361">Working of t</text:span>he Infix to Postfix program</text:p>
      <text:p text:style-name="P103"><text:span text:style-name="T252"/></text:p>
      <text:p text:style-name="P106"><text:span text:style-name="T365">--------------ADD INTRO---------------------</text:span></text:p>
      <text:p text:style-name="P104"><text:span text:style-name="T252">The </text:span><text:span text:style-name="T22">yyparse()</text:span><text:span text:style-name="T252"> function attempts to parse the input </text:span><text:span text:style-name="T361">expression </text:span><text:span text:style-name="T252">using the CFG specifications in the YACC program. </text:span><text:span text:style-name="T253">Every time a number is found in the input stream, </text:span><text:span text:style-name="T23">yylex()</text:span><text:span text:style-name="T253"> returns a token </text:span><text:span text:style-name="T23">DIGIT</text:span><text:span text:style-name="T253"> to </text:span><text:span text:style-name="T23">yyparse()</text:span><text:span text:style-name="T253">. If any character other than a number is found, </text:span><text:span text:style-name="T23">yylex()</text:span><text:span text:style-name="T253"> returns the character itself to </text:span><text:span text:style-name="T23">yyparse()</text:span><text:span text:style-name="T253">.</text:span></text:p>
      <text:p text:style-name="P104"><text:span text:style-name="T253"/></text:p>
      <text:p text:style-name="P104"><text:span text:style-name="T362">Sample I/O:</text:span></text:p>
      <text:p text:style-name="P133"><text:span text:style-name="T362">I: 2+3</text:span></text:p>
      <text:p text:style-name="P133"><text:span text:style-name="T362">O: NUM</text:span><text:span text:style-name="T363">1</text:span><text:span text:style-name="T362"> NUM</text:span><text:span text:style-name="T363">2</text:span><text:span text:style-name="T362"> + </text:span><text:span text:style-name="T253"><text:s/></text:span></text:p>
      <text:p text:style-name="P133"><text:span text:style-name="T362"/></text:p>
      <text:p text:style-name="P105"><text:span text:style-name="T362">When the </text:span><text:span text:style-name="T364">expression </text:span><text:span text:style-name="T338">2+3</text:span><text:span text:style-name="T362"> is fed as the input to the generated parser, main() function </text:span><text:span text:style-name="T363">in the auxiliary functions section of YACC file </text:span><text:span text:style-name="T362">invokes yyparse() </text:span><text:span text:style-name="T363">(As specified explicitly in the definition of main() function)</text:span><text:span text:style-name="T362">. </text:span></text:p>
      <text:p text:style-name="P132"><text:span text:style-name="T363"/></text:p>
      <text:p text:style-name="P132"><text:span text:style-name="T363">main() </text:span></text:p>
      <text:p text:style-name="P132"><text:span text:style-name="T363">{ </text:span></text:p>
      <text:p text:style-name="P132"><text:span text:style-name="T363"><text:tab/>yyparse(); </text:span></text:p>
      <text:p text:style-name="P132"><text:span text:style-name="T363"><text:tab/>return 1; </text:span></text:p>
      <text:p text:style-name="P132"><text:span text:style-name="T363">}</text:span></text:p>
      <text:p text:style-name="P105"><text:span text:style-name="T362"/></text:p>
      <text:p text:style-name="P105"><text:span text:style-name="T362">yyparse() in turn calls yylex() to read the input </text:span><text:span text:style-name="T363">(As mentioned earlier)</text:span><text:span text:style-name="T362">. </text:span><text:span text:style-name="T363">yylex() re</text:span><text:span text:style-name="T365">ads</text:span><text:span text:style-name="T363"> <text:s/>the input and</text:span><text:span text:style-name="T362"> returns </text:span><text:span text:style-name="T363">the token DIGIT when it finds first number 2 in the input.</text:span></text:p>
      <text:p text:style-name="P105"><text:span text:style-name="T363"/></text:p>
      <text:p text:style-name="P132"><text:span text:style-name="T363">yylex() </text:span></text:p>
      <text:p text:style-name="P132"><text:span text:style-name="T363">{ </text:span></text:p>
      <text:p text:style-name="P132"><text:span text:style-name="T363"><text:tab/>int c; </text:span></text:p>
      <text:p text:style-name="P132"><text:span text:style-name="T363"><text:tab/>c = getchar(); </text:span></text:p>
      <text:p text:style-name="P132"><text:span text:style-name="T363"><text:tab/>if(isdigit(c)) </text:span></text:p>
      <text:p text:style-name="P132"><text:span text:style-name="T363"><text:tab/>{</text:span></text:p>
      <text:p text:style-name="P132"><text:span text:style-name="T363"><text:tab/><text:tab/>pos++;<text:tab/><text:tab/></text:span></text:p>
      <text:p text:style-name="P132"><text:span text:style-name="T363"><text:tab/><text:tab/>return DIGIT; </text:span></text:p>
      <text:p text:style-name="P132"><text:span text:style-name="T363"><text:tab/>}</text:span></text:p>
      <text:p text:style-name="P132"><text:span text:style-name="T363"><text:tab/>return c; </text:span></text:p>
      <text:p text:style-name="P132"><text:soft-page-break/><text:span text:style-name="T363">}</text:span></text:p>
      <text:p text:style-name="P132"><text:span text:style-name="T363"/></text:p>
      <text:p text:style-name="P132"><text:span text:style-name="T342">Also in the process, yylex() increments the value of pos. </text:span><text:span text:style-name="T133">So currently, pos holds the value 1 (As it was initialized to 0). </text:span></text:p>
      <text:p text:style-name="P132"><text:span text:style-name="T133"/></text:p>
      <text:p text:style-name="P132"><text:span text:style-name="T133">When yyparse() receives the token </text:span><text:span text:style-name="T363">DIGIT</text:span><text:span text:style-name="T133">, it tries to match it with the body of a production. It succeeds in matching the token with the body of the production </text:span></text:p>
      <text:p text:style-name="P132"><text:span text:style-name="T363">expr: DIGIT</text:span><text:span text:style-name="T133"> and as a result </text:span><text:span text:style-name="T133">executes the action </text:span><text:span text:style-name="T363">printf(“NUM%d “,pos) </text:span><text:span text:style-name="T133">which prints</text:span><text:span text:style-name="T363"> NUM1.</text:span><text:span text:style-name="T133"> </text:span></text:p>
      <text:p text:style-name="P132"><text:span text:style-name="T363"/></text:p>
      <text:p text:style-name="P135"><text:span text:style-name="T366">Once the action has been executed, yyparse() invokes yylex() once again. (Note that yyparse() repetitively invokes yylex() till yylex() reports end of input)</text:span></text:p>
      <text:p text:style-name="P105"><text:span text:style-name="T363">As a result, the body of the production expr: DIGIT matches the input and as a result yyparse() executes the corresponding action i.e., printf(“NUM%d “,pos). Hence, we see NUM1 on the screen. <text:s/></text:span></text:p>
      <text:p text:style-name="P105"><text:span text:style-name="T363"/></text:p>
      <text:p text:style-name="P107"><text:span text:style-name="T366">Once an action has been executed, yyparse() calls yylex() again, (Note that this process repeats till yylex() reports end of the input). </text:span><text:span text:style-name="T367">In the second call, it returns the </text:span><text:span text:style-name="T366"><text:s text:c="2"/></text:span><text:span text:style-name="T367">character '+'. yyparse() once again attempts to match it with expr '+' expr. Note that, at this stage, expr '+' has been matched with the input (Since DIGIT had been previously matched with the first expr).Thus, a part of the body of the production has been matched and not the entire body itself. In an attempt to match the entire body of the production expr: expr '+' expr, yyparse() calls yylex() again. Yylex() now reads the second number 3 from the input stream and returns DIGIT. On receiving the DIGIT token, yyparse() matches it with the production expr: DIGIT and prints NUM2 as a result of executing the corresponding action. <text:s text:c="2"/></text:span></text:p>
      <text:p text:style-name="P104"><text:span text:style-name="T362"/></text:p>
      <text:p text:style-name="P108"><text:span text:style-name="T253"/></text:p>
      <text:p text:style-name="P109"><text:span text:style-name="T366">----------------------------------------------------------------------------------------------------</text:span></text:p>
      <text:p text:style-name="P60"/>
      <text:p text:style-name="P59"><text:span text:style-name="T291">T</text:span><text:span text:style-name="T251">he program <text:s/>postfix expression and not the postfix expression itself. </text:span><text:span text:style-name="T254">For the parser to print the postfix expression it would need the value associated with every </text:span><text:span text:style-name="T24">DIGIT</text:span><text:span text:style-name="T254"> token. <text:s/></text:span><text:span text:style-name="T256">For example, the value associated with the token </text:span><text:span text:style-name="T25">NUM</text:span><text:span text:style-name="T256"> in the first sample </text:span><text:soft-page-break/><text:span text:style-name="T256">input/output is 2. </text:span><text:span text:style-name="T257">The value associated with </text:span><text:span text:style-name="T259">a</text:span><text:span text:style-name="T257"> token is called an </text:span><text:span text:style-name="T69">attribute.</text:span></text:p>
      <text:p text:style-name="P61"/>
      <text:p text:style-name="P59"><text:span text:style-name="T254"><text:tab/>In the above program </text:span><text:span text:style-name="T24">yylex()</text:span><text:span text:style-name="T254"> simply returns the token DIGIT to </text:span><text:span text:style-name="T24">yyparse()</text:span><text:span text:style-name="T254"> and does not return </text:span><text:span text:style-name="T258">any</text:span><text:span text:style-name="T254"> value associated with it. In order to facilitate this, there must </text:span><text:span text:style-name="T255">b</text:span><text:span text:style-name="T254">e some method to </text:span><text:span text:style-name="T261">return</text:span><text:span text:style-name="T254"> </text:span><text:span text:style-name="T260">an </text:span><text:span text:style-name="T254">attribute along with the token from </text:span><text:span text:style-name="T24">yylex()</text:span><text:span text:style-name="T254"> to </text:span><text:span text:style-name="T24">yyparse()</text:span><text:span text:style-name="T254">. This can be achieved </text:span><text:span text:style-name="T289">using</text:span><text:span text:style-name="T254"> a variable called </text:span><text:span text:style-name="T24">yylval</text:span><text:span text:style-name="T254">. </text:span><text:span text:style-name="T262">The next program </text:span><text:span text:style-name="T262">shows how it is done.</text:span></text:p>
      <text:p text:style-name="P62"/>
      <text:p text:style-name="P77"><text:span text:style-name="T263">4.<text:tab/>The Infix to Postfix program, </text:span><text:span text:style-name="T264">revised</text:span></text:p>
      <text:p text:style-name="P81"/>
      <text:p text:style-name="P83">%{ </text:p>
      <text:p text:style-name="P83"/>
      <text:p text:style-name="P83">#include &lt;stdio.h&gt; </text:p>
      <text:p text:style-name="P83"/>
      <text:p text:style-name="P83">%} </text:p>
      <text:p text:style-name="P83"/>
      <text:p text:style-name="P83">%token DIGIT </text:p>
      <text:p text:style-name="P83"/>
      <text:p text:style-name="P83">%% </text:p>
      <text:p text:style-name="P83"/>
      <text:p text:style-name="P83">start : expr '\n'<text:tab/><text:tab/><text:tab/>{printf("\nComplete");exit(1);} </text:p>
      <text:p text:style-name="P83"><text:tab/>; </text:p>
      <text:p text:style-name="P83"/>
      <text:p text:style-name="P83">expr: <text:s/>expr '+' expr<text:tab/><text:tab/>{printf("+ ");} </text:p>
      <text:p text:style-name="P83"><text:tab/>| expr '*' expr<text:tab/><text:tab/>{printf("* ");} </text:p>
      <text:p text:style-name="P83"><text:tab/>| '(' expr ')'<text:tab/> </text:p>
      <text:p text:style-name="P83"><text:tab/>| DIGIT<text:tab/><text:tab/><text:tab/><text:tab/>{printf("%d ",$1);} </text:p>
      <text:p text:style-name="P83"><text:tab/>; </text:p>
      <text:p text:style-name="P83"/>
      <text:p text:style-name="P83">%% </text:p>
      <text:p text:style-name="P83"/>
      <text:p text:style-name="P83"/>
      <text:p text:style-name="P83">yyerror() </text:p>
      <text:p text:style-name="P83">{ </text:p>
      <text:p text:style-name="P83"><text:tab/>printf("Error"); </text:p>
      <text:p text:style-name="P83">} </text:p>
      <text:p text:style-name="P83"/>
      <text:p text:style-name="P83">yylex() </text:p>
      <text:p text:style-name="P83">{ </text:p>
      <text:p text:style-name="P83"><text:tab/>int c; </text:p>
      <text:p text:style-name="P83"><text:tab/>c = getchar(); </text:p>
      <text:p text:style-name="P83"><text:tab/>if(isdigit(c)) </text:p>
      <text:p text:style-name="P83"><text:tab/>{ </text:p>
      <text:p text:style-name="P83"><text:tab/><text:tab/>yylval = c - '0'; </text:p>
      <text:p text:style-name="P83"><text:tab/><text:tab/>return DIGIT; </text:p>
      <text:p text:style-name="P83"><text:tab/><text:tab/> </text:p>
      <text:p text:style-name="P83"><text:soft-page-break/><text:tab/>} </text:p>
      <text:p text:style-name="P83"><text:tab/>return c; </text:p>
      <text:p text:style-name="P83">} </text:p>
      <text:p text:style-name="P83"/>
      <text:p text:style-name="P83">main() </text:p>
      <text:p text:style-name="P83">{ </text:p>
      <text:p text:style-name="P83"><text:tab/>yyparse(); </text:p>
      <text:p text:style-name="P83"><text:tab/>return 1; </text:p>
      <text:p text:style-name="P78"><text:span text:style-name="T265">}</text:span><text:span text:style-name="T263"> </text:span></text:p>
      <text:p text:style-name="P44"/>
      <text:p text:style-name="P44"/>
      <text:p text:style-name="P5"><text:span text:style-name="T173">yylval</text:span><text:span text:style-name="T181"> facilitates the use of attributes. </text:span><text:span text:style-name="T31">yylval</text:span><text:span text:style-name="T119"> </text:span><text:span text:style-name="T111">is a global variable </text:span><text:span text:style-name="T112">of the type </text:span><text:span text:style-name="T32">YYSTYPE</text:span><text:span text:style-name="T112"> </text:span><text:span text:style-name="T120">declared in y.tab.c</text:span><text:span text:style-name="T112">. </text:span><text:span text:style-name="T124">By default, </text:span><text:span text:style-name="T34">YYSTYPE</text:span><text:span text:style-name="T124"> is of the type </text:span><text:span text:style-name="T34">int</text:span><text:span text:style-name="T124">. This is evident </text:span><text:span text:style-name="T124">from the following code segment found in y.tab.c</text:span><text:span text:style-name="T121"> </text:span></text:p>
      <text:p text:style-name="P84"/>
      <text:p text:style-name="P84"><text:tab/>typedef int YYSTYPE; </text:p>
      <text:p text:style-name="P79"/>
      <text:p text:style-name="P6"><text:span text:style-name="T122">As a result, yylval (which is originally of the type YYSTYPE), has an </text:span><text:span text:style-name="T130">inferred</text:span><text:span text:style-name="T122"> type </text:span><text:span text:style-name="T33">int. </text:span><text:span text:style-name="T123">yylval</text:span><text:span text:style-name="T113"> is accessible by </text:span><text:span text:style-name="T26">yyparse()</text:span><text:span text:style-name="T113">, hence it helps in sharing </text:span><text:span text:style-name="T114">of data between </text:span><text:span text:style-name="T27">yylex()</text:span><text:span text:style-name="T114"> and </text:span><text:span text:style-name="T27">yyparse()</text:span><text:span text:style-name="T113">.</text:span><text:span text:style-name="T115"> </text:span><text:span text:style-name="T113">It</text:span><text:span text:style-name="T111"> is used to return other additional information about the lexeme found to the parser </text:span><text:span text:style-name="T116">i.e.,</text:span><text:span text:style-name="T111"> </text:span><text:span text:style-name="T30">yylval</text:span><text:span text:style-name="T117"> is used to return an attribute in addition to the token </text:span><text:span text:style-name="T118">to the parser</text:span><text:span text:style-name="T117">. </text:span></text:p>
      <text:p text:style-name="P7"/>
      <text:p text:style-name="P4"><text:span text:style-name="T267">In the above example</text:span><text:span text:style-name="T266">, </text:span><text:span text:style-name="T268">the </text:span><text:span text:style-name="T28">yylex()</text:span><text:span text:style-name="T269"> returns the token </text:span><text:span text:style-name="T28">DIGIT</text:span><text:span text:style-name="T269"> and the value of the token </text:span><text:span text:style-name="T270">in</text:span><text:span text:style-name="T269"> the following code segment </text:span><text:span text:style-name="T271">under definition of </text:span><text:span text:style-name="T29">yylex()</text:span><text:span text:style-name="T125">:</text:span></text:p>
      <text:p text:style-name="P82"><text:tab/><text:tab/></text:p>
      <text:p text:style-name="P82"><text:tab/><text:tab/>yylval = c - '0'; </text:p>
      <text:p text:style-name="P82"><text:tab/><text:tab/>return DIGIT;</text:p>
      <text:p text:style-name="P82"/>
      <text:p text:style-name="P73"><text:span text:style-name="T59">The attribute of a token can be accessed </text:span><text:span text:style-name="T60">in the action of a rule </text:span><text:span text:style-name="T59">using:</text:span></text:p>
      <text:p text:style-name="P73"><text:span text:style-name="T17">$&lt;position of </text:span><text:span text:style-name="T18">the </text:span><text:span text:style-name="T19">grammar symbol</text:span><text:span text:style-name="T17"> in body of production&gt;</text:span></text:p>
      <text:p text:style-name="P45"/>
      <text:p text:style-name="P63">Example:</text:p>
      <text:p text:style-name="P45"/>
      <text:p text:style-name="P46">expr: DIGIT<text:tab/><text:tab/>{printf(“%d”,$1);}</text:p>
      <text:p text:style-name="P64"/>
      <text:p text:style-name="P74"><text:span text:style-name="T60">The action prints the attribute associated with the token </text:span><text:span text:style-name="T20">DIGIT </text:span><text:span text:style-name="T61">obtained </text:span><text:span text:style-name="T62">through</text:span><text:span text:style-name="T21"> $1</text:span><text:span text:style-name="T60">.</text:span></text:p>
      <text:p text:style-name="P65"><text:s/></text:p>
      <text:p text:style-name="P10"><text:soft-page-break/><text:span text:style-name="T174">YYSTYPE</text:span><text:span text:style-name="T160"> can be defined to be of any </text:span><text:span text:style-name="T161">data </text:span><text:span text:style-name="T160">type by the </text:span><text:span text:style-name="T162">programmer</text:span><text:span text:style-name="T160">. </text:span><text:span text:style-name="T126">To </text:span><text:span text:style-name="T127">return an attribute of </text:span><text:span text:style-name="T128">a type other than int, yylval maybe overridden by a user defined yylval in the auxiliary declarations section. </text:span><text:span text:style-name="T129">In order to return multiple attribute values for a token, it may be declared to be of the type </text:span><text:span text:style-name="T16">union</text:span><text:span text:style-name="T129">.</text:span></text:p>
      <text:p text:style-name="P8"/>
      <text:p text:style-name="P8">Example:</text:p>
      <text:p text:style-name="P9"/>
      <text:p text:style-name="P89">%{</text:p>
      <text:p text:style-name="P90"><text:tab/>#include&lt;stdio.h&gt;</text:p>
      <text:p text:style-name="P88"><text:span text:style-name="T272"><text:tab/></text:span><text:span text:style-name="T273">typedef union </text:span></text:p>
      <text:p text:style-name="P89"><text:tab/>{</text:p>
      <text:p text:style-name="P89"><text:tab/><text:tab/>int value;</text:p>
      <text:p text:style-name="P88"><text:span text:style-name="T272"><text:tab/><text:tab/>int </text:span><text:span text:style-name="T274">number_of_digits</text:span><text:span text:style-name="T272">;</text:span></text:p>
      <text:p text:style-name="P88"><text:span text:style-name="T272"><text:tab/>}</text:span><text:span text:style-name="T273">YYSTYPE</text:span><text:span text:style-name="T272">;</text:span></text:p>
      <text:p text:style-name="P88"><text:span text:style-name="T272"><text:tab/></text:span><text:span text:style-name="T275">YYSTYPE yylval;</text:span></text:p>
      <text:p text:style-name="P91"><text:span text:style-name="T82">%</text:span><text:span text:style-name="T83">}</text:span></text:p>
      <text:p text:style-name="P92"/>
      <text:p text:style-name="P89">%%</text:p>
      <text:p text:style-name="P88"/>
      <text:p text:style-name="P87"><text:tab/>/* <text:span text:style-name="T277">Rules */</text:span></text:p>
      <text:p text:style-name="P87">%%</text:p>
      <text:p text:style-name="P87"><text:tab/>/* <text:span text:style-name="T276">Auxiliary functions */</text:span></text:p>
      <text:p text:style-name="P48"/>
      <text:p text:style-name="P62"/>
      <text:p text:style-name="P62"/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29T04:35:08</dc:date>
    <meta:editing-duration>P1DT12M9S</meta:editing-duration>
    <meta:editing-cycles>514</meta:editing-cycles>
    <meta:document-statistic meta:table-count="0" meta:image-count="0" meta:object-count="0" meta:page-count="12" meta:paragraph-count="216" meta:word-count="2421" meta:character-count="14487" meta:non-whitespace-character-count="11899"/>
  </office:meta>
</office:document-meta>
</file>